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2" style:family="paragraph" style:parent-style-name="Heading_20_2">
      <style:text-properties officeooo:rsid="001eb5c0" officeooo:paragraph-rsid="001eb5c0"/>
    </style:style>
    <style:style style:name="P3" style:family="paragraph" style:parent-style-name="Heading_20_2" style:list-style-name=""/>
    <style:style style:name="P4" style:family="paragraph" style:parent-style-name="Heading_20_2">
      <style:paragraph-properties fo:break-before="page"/>
    </style:style>
    <style:style style:name="P5" style:family="paragraph" style:parent-style-name="Heading_20_2">
      <style:paragraph-properties fo:break-before="page"/>
      <style:text-properties officeooo:rsid="0021e3de" officeooo:paragraph-rsid="0021e3de"/>
    </style:style>
    <style:style style:name="P6" style:family="paragraph" style:parent-style-name="Standard">
      <style:text-properties officeooo:rsid="003acf5d" officeooo:paragraph-rsid="003acf5d"/>
    </style:style>
    <style:style style:name="P7" style:family="paragraph" style:parent-style-name="Standard">
      <style:text-properties officeooo:rsid="003dc6b2" officeooo:paragraph-rsid="003dc6b2"/>
    </style:style>
    <style:style style:name="P8" style:family="paragraph" style:parent-style-name="Standard">
      <style:text-properties officeooo:rsid="00432639" officeooo:paragraph-rsid="00432639"/>
    </style:style>
    <style:style style:name="P9" style:family="paragraph" style:parent-style-name="Standard">
      <style:text-properties officeooo:rsid="0042ea7f" officeooo:paragraph-rsid="0042ea7f"/>
    </style:style>
    <style:style style:name="P10" style:family="paragraph" style:parent-style-name="Standard">
      <style:text-properties officeooo:rsid="003f79f4" officeooo:paragraph-rsid="003f79f4"/>
    </style:style>
    <style:style style:name="P11" style:family="paragraph" style:parent-style-name="Standard">
      <style:text-properties style:font-name="Courier New" officeooo:rsid="003acf5d" officeooo:paragraph-rsid="003acf5d"/>
    </style:style>
    <style:style style:name="P12" style:family="paragraph" style:parent-style-name="Standard">
      <style:text-properties style:font-name="Courier New" officeooo:rsid="0039dd89" officeooo:paragraph-rsid="0039dd89"/>
    </style:style>
    <style:style style:name="P13"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officeooo:rsid="0039dd89" officeooo:paragraph-rsid="0039dd89"/>
    </style:style>
    <style:style style:name="P16" style:family="paragraph" style:parent-style-name="Standard">
      <style:text-properties officeooo:rsid="0037d260" officeooo:paragraph-rsid="0037d260"/>
    </style:style>
    <style:style style:name="P17" style:family="paragraph" style:parent-style-name="Standard">
      <style:text-properties officeooo:rsid="0031a360" officeooo:paragraph-rsid="0031a360"/>
    </style:style>
    <style:style style:name="P18" style:family="paragraph" style:parent-style-name="Standard">
      <style:text-properties officeooo:rsid="0030ec59" officeooo:paragraph-rsid="0031a360"/>
    </style:style>
    <style:style style:name="P19" style:family="paragraph" style:parent-style-name="Standard">
      <style:text-properties officeooo:rsid="00309787" officeooo:paragraph-rsid="00309787"/>
    </style:style>
    <style:style style:name="P20" style:family="paragraph" style:parent-style-name="Standard">
      <style:text-properties officeooo:rsid="002bca30" officeooo:paragraph-rsid="002bca30"/>
    </style:style>
    <style:style style:name="P21" style:family="paragraph" style:parent-style-name="Standard">
      <style:text-properties officeooo:rsid="0029a305" officeooo:paragraph-rsid="0029da8f"/>
    </style:style>
    <style:style style:name="P22" style:family="paragraph" style:parent-style-name="Standard">
      <style:text-properties officeooo:rsid="002814f8" officeooo:paragraph-rsid="002814f8"/>
    </style:style>
    <style:style style:name="P23" style:family="paragraph" style:parent-style-name="Standard">
      <style:text-properties officeooo:rsid="001eb5c0" officeooo:paragraph-rsid="001eb5c0"/>
    </style:style>
    <style:style style:name="P24" style:family="paragraph" style:parent-style-name="Standard">
      <style:text-properties officeooo:rsid="001e3884" officeooo:paragraph-rsid="001e3884"/>
    </style:style>
    <style:style style:name="P25" style:family="paragraph" style:parent-style-name="Standard">
      <style:paragraph-properties fo:text-align="center" style:justify-single-word="false"/>
      <style:text-properties officeooo:rsid="001e3884" officeooo:paragraph-rsid="001e3884"/>
    </style:style>
    <style:style style:name="P26" style:family="paragraph" style:parent-style-name="Standard">
      <style:paragraph-properties fo:break-before="page"/>
      <style:text-properties officeooo:rsid="001eb5c0" officeooo:paragraph-rsid="001eb5c0"/>
    </style:style>
    <style:style style:name="P27" style:family="paragraph" style:parent-style-name="Standard">
      <style:paragraph-properties fo:margin-top="0in" fo:margin-bottom="0in" style:contextual-spacing="false" fo:line-height="100%"/>
      <style:text-properties officeooo:rsid="0067a9d7" officeooo:paragraph-rsid="0067a9d7"/>
    </style:style>
    <style:style style:name="P28" style:family="paragraph" style:parent-style-name="Standard">
      <style:paragraph-properties fo:margin-top="0in" fo:margin-bottom="0in" style:contextual-spacing="false" fo:line-height="100%"/>
      <style:text-properties officeooo:rsid="0067a9d7" officeooo:paragraph-rsid="006c8b31"/>
    </style:style>
    <style:style style:name="P29" style:family="paragraph" style:parent-style-name="Standard">
      <style:paragraph-properties fo:margin-top="0in" fo:margin-bottom="0in" style:contextual-spacing="false" fo:line-height="100%"/>
      <style:text-properties officeooo:paragraph-rsid="0067a9d7"/>
    </style:style>
    <style:style style:name="P30" style:family="paragraph" style:parent-style-name="Standard">
      <style:paragraph-properties fo:margin-top="0in" fo:margin-bottom="0in" style:contextual-spacing="false" fo:line-height="100%"/>
      <style:text-properties officeooo:paragraph-rsid="006c8b31"/>
    </style:style>
    <style:style style:name="P31" style:family="paragraph" style:parent-style-name="Table_20_Contents">
      <style:text-properties officeooo:rsid="0020ae66"/>
    </style:style>
    <style:style style:name="P32" style:family="paragraph" style:parent-style-name="Table_20_Contents">
      <style:text-properties officeooo:rsid="0020ae66" officeooo:paragraph-rsid="0020ae66"/>
    </style:style>
    <style:style style:name="P33" style:family="paragraph" style:parent-style-name="Table_20_Contents">
      <style:text-properties officeooo:rsid="005182b4" officeooo:paragraph-rsid="005182b4"/>
    </style:style>
    <style:style style:name="P34" style:family="paragraph" style:parent-style-name="Table_20_Contents">
      <style:text-properties officeooo:rsid="001eb5c0" officeooo:paragraph-rsid="001eb5c0"/>
    </style:style>
    <style:style style:name="P35" style:family="paragraph" style:parent-style-name="Text_20_body">
      <style:text-properties officeooo:rsid="0021e3de" officeooo:paragraph-rsid="0021e3de"/>
    </style:style>
    <style:style style:name="P36" style:family="paragraph" style:parent-style-name="Text_20_body">
      <style:text-properties officeooo:rsid="0059f118" officeooo:paragraph-rsid="0059f118"/>
    </style:style>
    <style:style style:name="P37" style:family="paragraph" style:parent-style-name="Text_20_body">
      <style:text-properties officeooo:rsid="0059f118" officeooo:paragraph-rsid="005b1efb"/>
    </style:style>
    <style:style style:name="P38" style:family="paragraph" style:parent-style-name="Text_20_body">
      <style:text-properties officeooo:rsid="0059f118" officeooo:paragraph-rsid="006a89de"/>
    </style:style>
    <style:style style:name="P39" style:family="paragraph" style:parent-style-name="Text_20_body">
      <style:text-properties style:font-name="Courier New" fo:font-size="8pt" officeooo:rsid="0074f2ca" officeooo:paragraph-rsid="0074f2ca" style:font-size-asian="8pt" style:font-size-complex="8pt"/>
    </style:style>
    <style:style style:name="P40" style:family="paragraph" style:parent-style-name="Text_20_body">
      <style:text-properties officeooo:rsid="005b1efb" officeooo:paragraph-rsid="005b1efb"/>
    </style:style>
    <style:style style:name="P41" style:family="paragraph" style:parent-style-name="Text_20_body">
      <style:text-properties officeooo:rsid="00246385" officeooo:paragraph-rsid="00246385"/>
    </style:style>
    <style:style style:name="P42" style:family="paragraph" style:parent-style-name="Text_20_body">
      <style:text-properties officeooo:rsid="005bab7b" officeooo:paragraph-rsid="005bab7b"/>
    </style:style>
    <style:style style:name="P43" style:family="paragraph" style:parent-style-name="Text_20_body">
      <style:text-properties officeooo:paragraph-rsid="0021e3de"/>
    </style:style>
    <style:style style:name="P44" style:family="paragraph" style:parent-style-name="Text_20_body">
      <style:text-properties officeooo:rsid="002425a8" officeooo:paragraph-rsid="002425a8"/>
    </style:style>
    <style:style style:name="P45" style:family="paragraph" style:parent-style-name="Text_20_body">
      <style:text-properties officeooo:rsid="0026be82" officeooo:paragraph-rsid="0026be82"/>
    </style:style>
    <style:style style:name="P46" style:family="paragraph" style:parent-style-name="Text_20_body">
      <style:text-properties officeooo:paragraph-rsid="001eb5c0"/>
    </style:style>
    <style:style style:name="P47" style:family="paragraph" style:parent-style-name="Text_20_body">
      <style:text-properties officeooo:rsid="00220fc5" officeooo:paragraph-rsid="00220fc5"/>
    </style:style>
    <style:style style:name="P48" style:family="paragraph" style:parent-style-name="Text_20_body">
      <style:text-properties officeooo:rsid="005cfb38" officeooo:paragraph-rsid="006172d3"/>
    </style:style>
    <style:style style:name="P49" style:family="paragraph" style:parent-style-name="Text_20_body">
      <style:text-properties officeooo:rsid="006172d3" officeooo:paragraph-rsid="006172d3"/>
    </style:style>
    <style:style style:name="P50" style:family="paragraph" style:parent-style-name="Text_20_body">
      <style:text-properties officeooo:rsid="006257d9" officeooo:paragraph-rsid="006257d9"/>
    </style:style>
    <style:style style:name="P51" style:family="paragraph" style:parent-style-name="Text_20_body">
      <style:text-properties officeooo:rsid="006501e5" officeooo:paragraph-rsid="006501e5"/>
    </style:style>
    <style:style style:name="P52" style:family="paragraph" style:parent-style-name="Text_20_body">
      <style:text-properties officeooo:rsid="0067a9d7" officeooo:paragraph-rsid="0067a9d7"/>
    </style:style>
    <style:style style:name="P53" style:family="paragraph" style:parent-style-name="Text_20_body">
      <style:text-properties officeooo:rsid="006d5e7f" officeooo:paragraph-rsid="006d5e7f"/>
    </style:style>
    <style:style style:name="P54" style:family="paragraph" style:parent-style-name="Text_20_body">
      <style:text-properties officeooo:rsid="0074f2ca" officeooo:paragraph-rsid="0074f2ca"/>
    </style:style>
    <style:style style:name="P55"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56"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57"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58"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59" style:family="paragraph" style:parent-style-name="Text_20_body">
      <style:paragraph-properties fo:margin-top="0in" fo:margin-bottom="0in" style:contextual-spacing="false" fo:line-height="100%"/>
      <style:text-properties officeooo:rsid="0067a9d7" officeooo:paragraph-rsid="0067a9d7"/>
    </style:style>
    <style:style style:name="P60" style:family="paragraph" style:parent-style-name="Text_20_body">
      <style:paragraph-properties fo:margin-top="0in" fo:margin-bottom="0in" style:contextual-spacing="false" fo:line-height="100%"/>
      <style:text-properties officeooo:rsid="0067a9d7" officeooo:paragraph-rsid="006c8b31"/>
    </style:style>
    <style:style style:name="P61" style:family="paragraph" style:parent-style-name="Text_20_body">
      <style:paragraph-properties fo:margin-top="0in" fo:margin-bottom="0.0972in" style:contextual-spacing="false" fo:line-height="115%"/>
      <style:text-properties style:font-name="Courier New" fo:font-size="8pt" officeooo:rsid="0059f118" officeooo:paragraph-rsid="0059f118" style:font-size-asian="8pt" style:font-size-complex="8pt"/>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officeooo:rsid="00393c37"/>
    </style:style>
    <style:style style:name="T33" style:family="text">
      <style:text-properties officeooo:rsid="0039dd89"/>
    </style:style>
    <style:style style:name="T34" style:family="text">
      <style:text-properties officeooo:rsid="003acf5d"/>
    </style:style>
    <style:style style:name="T35" style:family="text">
      <style:text-properties officeooo:rsid="003c871b"/>
    </style:style>
    <style:style style:name="T36" style:family="text">
      <style:text-properties officeooo:rsid="003dc6b2"/>
    </style:style>
    <style:style style:name="T37" style:family="text">
      <style:text-properties officeooo:rsid="003f13a0"/>
    </style:style>
    <style:style style:name="T38" style:family="text">
      <style:text-properties officeooo:rsid="003f79f4"/>
    </style:style>
    <style:style style:name="T39" style:family="text">
      <style:text-properties officeooo:rsid="00416117"/>
    </style:style>
    <style:style style:name="T40" style:family="text">
      <style:text-properties officeooo:rsid="00417275"/>
    </style:style>
    <style:style style:name="T41" style:family="text">
      <style:text-properties officeooo:rsid="0042ea7f"/>
    </style:style>
    <style:style style:name="T42" style:family="text">
      <style:text-properties officeooo:rsid="00432639"/>
    </style:style>
    <style:style style:name="T43" style:family="text">
      <style:text-properties officeooo:rsid="0044de0c"/>
    </style:style>
    <style:style style:name="T44" style:family="text">
      <style:text-properties officeooo:rsid="004565bc"/>
    </style:style>
    <style:style style:name="T45" style:family="text">
      <style:text-properties officeooo:rsid="0046412c"/>
    </style:style>
    <style:style style:name="T46" style:family="text">
      <style:text-properties officeooo:rsid="0046f661"/>
    </style:style>
    <style:style style:name="T47" style:family="text">
      <style:text-properties officeooo:rsid="00485096"/>
    </style:style>
    <style:style style:name="T48" style:family="text">
      <style:text-properties officeooo:rsid="00491af7"/>
    </style:style>
    <style:style style:name="T49" style:family="text">
      <style:text-properties officeooo:rsid="00494d44"/>
    </style:style>
    <style:style style:name="T50" style:family="text">
      <style:text-properties officeooo:rsid="0049a6e0"/>
    </style:style>
    <style:style style:name="T51" style:family="text">
      <style:text-properties officeooo:rsid="004f204e"/>
    </style:style>
    <style:style style:name="T52" style:family="text">
      <style:text-properties officeooo:rsid="00548aa5"/>
    </style:style>
    <style:style style:name="T53" style:family="text">
      <style:text-properties officeooo:rsid="00552277"/>
    </style:style>
    <style:style style:name="T54" style:family="text">
      <style:text-properties officeooo:rsid="0055656f"/>
    </style:style>
    <style:style style:name="T55" style:family="text">
      <style:text-properties officeooo:rsid="0055c1be"/>
    </style:style>
    <style:style style:name="T56" style:family="text">
      <style:text-properties officeooo:rsid="00575521"/>
    </style:style>
    <style:style style:name="T57" style:family="text">
      <style:text-properties officeooo:rsid="005b1efb"/>
    </style:style>
    <style:style style:name="T58" style:family="text">
      <style:text-properties officeooo:rsid="005bab7b"/>
    </style:style>
    <style:style style:name="T59" style:family="text">
      <style:text-properties style:font-name="Times New Roman"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officeooo:rsid="005da35b" style:font-style-asian="italic" style:font-style-complex="italic"/>
    </style:style>
    <style:style style:name="T62" style:family="text">
      <style:text-properties fo:font-style="italic" officeooo:rsid="006172d3" style:font-style-asian="italic" style:font-style-complex="italic"/>
    </style:style>
    <style:style style:name="T63" style:family="text">
      <style:text-properties fo:font-style="italic" officeooo:rsid="006257d9" style:font-style-asian="italic" style:font-style-complex="italic"/>
    </style:style>
    <style:style style:name="T64" style:family="text">
      <style:text-properties officeooo:rsid="005da35b"/>
    </style:style>
    <style:style style:name="T65" style:family="text">
      <style:text-properties officeooo:rsid="006172d3"/>
    </style:style>
    <style:style style:name="T66" style:family="text">
      <style:text-properties style:font-name="Courier New" fo:font-size="10pt" style:font-size-asian="10pt" style:font-size-complex="10pt"/>
    </style:style>
    <style:style style:name="T67" style:family="text">
      <style:text-properties style:font-name="Courier New" fo:font-size="10pt" officeooo:rsid="0067a9d7" style:font-size-asian="10pt" style:font-size-complex="10pt"/>
    </style:style>
    <style:style style:name="T68" style:family="text">
      <style:text-properties style:font-name="Courier New" fo:font-size="8pt" style:font-size-asian="8pt" style:font-size-complex="8pt"/>
    </style:style>
    <style:style style:name="T69" style:family="text">
      <style:text-properties style:font-name="Courier New" fo:font-size="8pt" officeooo:rsid="0067a9d7" style:font-size-asian="8pt" style:font-size-complex="8pt"/>
    </style:style>
    <style:style style:name="T70" style:family="text">
      <style:text-properties style:font-name="Courier New" fo:font-size="8pt" officeooo:rsid="006c8b31" style:font-size-asian="8pt" style:font-size-complex="8pt"/>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ae5ad"/>
    </style:style>
    <style:style style:name="T79" style:family="text">
      <style:text-properties officeooo:rsid="006c8b31"/>
    </style:style>
    <style:style style:name="T80" style:family="text">
      <style:text-properties officeooo:rsid="006e7fa1"/>
    </style:style>
    <style:style style:name="T81" style:family="text">
      <style:text-properties officeooo:rsid="006fd25c"/>
    </style:style>
    <style:style style:name="T82" style:family="text">
      <style:text-properties officeooo:rsid="0072b3b3"/>
    </style:style>
    <style:style style:name="T83" style:family="text">
      <style:text-properties officeooo:rsid="0072e45b"/>
    </style:style>
    <style:style style:name="T84" style:family="text">
      <style:text-properties officeooo:rsid="0074048c"/>
    </style:style>
    <style:style style:name="T85" style:family="text">
      <style:text-properties officeooo:rsid="0076c197"/>
    </style:style>
  </office:automatic-styles>
  <office:body>
    <office:text text:use-soft-page-breaks="true">
      <text:tracked-changes>
        <text:changed-region xml:id="ct2942705849200" text:id="ct2942705849200">
          <text:deletion>
            <office:change-info>
              <dc:creator>Unknown Author</dc:creator>
              <dc:date>2021-10-17T13:18:56</dc:date>
            </office:change-info>
            <text:p text:style-name="P51">(</text:p>
          </text:deletion>
        </text:changed-region>
        <text:changed-region xml:id="ct2942705854240" text:id="ct2942705854240">
          <text:deletion>
            <office:change-info>
              <dc:creator>Unknown Author</dc:creator>
              <dc:date>2021-10-17T13:18:56</dc:date>
            </office:change-info>
            <text:p text:style-name="P51">)</text:p>
          </text:deletion>
        </text:changed-region>
        <text:changed-region xml:id="ct2942705844880" text:id="ct2942705844880">
          <text:deletion>
            <office:change-info>
              <dc:creator>Unknown Author</dc:creator>
              <dc:date>2021-10-17T13:05:45</dc:date>
            </office:change-info>
            <text:p text:style-name="P59"><text:span text:style-name="T66">++--++--++--++--++--++--++--++--++--++--++--++--</text:span> </text:p>
          </text:deletion>
        </text:changed-region>
        <text:changed-region xml:id="ct2942705862400" text:id="ct2942705862400">
          <text:insertion>
            <office:change-info>
              <dc:creator>Unknown Author</dc:creator>
              <dc:date>2021-10-17T13:05:45</dc:date>
            </office:change-info>
          </text:insertion>
        </text:changed-region>
        <text:changed-region xml:id="ct2942705864560" text:id="ct2942705864560">
          <text:insertion>
            <office:change-info>
              <dc:creator>Unknown Author</dc:creator>
              <dc:date>2021-10-17T13:04:28</dc:date>
            </office:change-info>
          </text:insertion>
        </text:changed-region>
        <text:changed-region xml:id="ct2942705855440" text:id="ct2942705855440">
          <text:deletion>
            <office:change-info>
              <dc:creator>Unknown Author</dc:creator>
              <dc:date>2021-10-17T13:04:28</dc:date>
            </office:change-info>
            <text:p text:style-name="P59">)</text:p>
          </text:deletion>
        </text:changed-region>
        <text:changed-region xml:id="ct2942705852800" text:id="ct2942705852800">
          <text:deletion>
            <office:change-info>
              <dc:creator>Unknown Author</dc:creator>
              <dc:date>2021-10-17T13:04:51</dc:date>
            </office:change-info>
            <text:p text:style-name="P59"><text:span text:style-name="T66">++--++--++--++--++--++--++--++--++--++--++--++</text:span></text:p>
          </text:deletion>
        </text:changed-region>
        <text:changed-region xml:id="ct2942705840080" text:id="ct2942705840080">
          <text:deletion>
            <office:change-info>
              <dc:creator>Unknown Author</dc:creator>
              <dc:date>2021-10-17T13:05:07</dc:date>
            </office:change-info>
            <text:p text:style-name="P59"><text:span text:style-name="T66">-- </text:span></text:p>
          </text:deletion>
        </text:changed-region>
        <text:changed-region xml:id="ct2942705853280" text:id="ct2942705853280">
          <text:insertion>
            <office:change-info>
              <dc:creator>Unknown Author</dc:creator>
              <dc:date>2021-10-17T13:06:12</dc:date>
            </office:change-info>
          </text:insertion>
        </text:changed-region>
        <text:changed-region xml:id="ct2942705848240" text:id="ct2942705848240">
          <text:insertion>
            <office:change-info>
              <dc:creator>Unknown Author</dc:creator>
              <dc:date>2021-10-17T13:05:14</dc:date>
            </office:change-info>
          </text:insertion>
        </text:changed-region>
        <text:changed-region xml:id="ct2942705860000" text:id="ct2942705860000">
          <text:insertion>
            <office:change-info>
              <dc:creator>Unknown Author</dc:creator>
              <dc:date>2021-10-17T13:04:35</dc:date>
            </office:change-info>
          </text:insertion>
        </text:changed-region>
        <text:changed-region xml:id="ct2942705853520" text:id="ct2942705853520">
          <text:insertion>
            <office:change-info>
              <dc:creator>Unknown Author</dc:creator>
              <dc:date>2021-10-17T13:06:26</dc:date>
            </office:change-info>
          </text:insertion>
        </text:changed-region>
        <text:changed-region xml:id="ct2942705854480" text:id="ct2942705854480">
          <text:insertion>
            <office:change-info>
              <dc:creator>Unknown Author</dc:creator>
              <dc:date>2021-10-17T13:05:18</dc:date>
            </office:change-info>
          </text:insertion>
        </text:changed-region>
        <text:changed-region xml:id="ct2942705848960" text:id="ct2942705848960">
          <text:deletion>
            <office:change-info>
              <dc:creator>Unknown Author</dc:creator>
              <dc:date>2021-10-17T13:07:01</dc:date>
            </office:change-info>
            <text:p text:style-name="P29"/>
            <text:p text:style-name="P29"/>
          </text:deletion>
        </text:changed-region>
        <text:changed-region xml:id="ct2942705991872" text:id="ct2942705991872">
          <text:insertion>
            <office:change-info>
              <dc:creator>Unknown Author</dc:creator>
              <dc:date>2021-10-17T13:07:25</dc:date>
            </office:change-info>
          </text:insertion>
        </text:changed-region>
        <text:changed-region xml:id="ct2942705987552" text:id="ct2942705987552">
          <text:deletion>
            <office:change-info>
              <dc:creator>Unknown Author</dc:creator>
              <dc:date>2021-10-17T13:08:30</dc:date>
            </office:change-info>
            <text:p text:style-name="P38"/>
            <text:p text:style-name="P52">xx</text:p>
            <text:p text:style-name="P38"/>
          </text:deletion>
        </text:changed-region>
        <text:changed-region xml:id="ct2942705840320" text:id="ct2942705840320">
          <text:insertion>
            <office:change-info>
              <dc:creator>Unknown Author</dc:creator>
              <dc:date>2021-10-17T13:12:41</dc:date>
            </office:change-info>
          </text:insertion>
        </text:changed-region>
        <text:changed-region xml:id="ct2942705846800" text:id="ct2942705846800">
          <text:insertion>
            <office:change-info>
              <dc:creator>Unknown Author</dc:creator>
              <dc:date>2021-10-17T13:18:11</dc:date>
            </office:change-info>
          </text:insertion>
        </text:changed-region>
        <text:changed-region xml:id="ct2942705867440" text:id="ct2942705867440">
          <text:insertion>
            <office:change-info>
              <dc:creator>Unknown Author</dc:creator>
              <dc:date>2021-10-17T13:19:06</dc:date>
            </office:change-info>
          </text:insertion>
        </text:changed-region>
        <text:changed-region xml:id="ct2942705848480" text:id="ct2942705848480">
          <text:deletion>
            <office:change-info>
              <dc:creator>Unknown Author</dc:creator>
              <dc:date>2021-10-17T13:18:10</dc:date>
            </office:change-info>
            <text:p text:style-name="P38"><text:s/></text:p>
          </text:deletion>
        </text:changed-region>
        <text:changed-region xml:id="ct2942705872000" text:id="ct2942705872000">
          <text:deletion>
            <office:change-info>
              <dc:creator>Unknown Author</dc:creator>
              <dc:date>2021-10-17T13:12:24</dc:date>
            </office:change-info>
            <text:p text:style-name="P38"/>
            <text:p text:style-name="P37"/>
          </text:deletion>
        </text:changed-region>
        <text:changed-region xml:id="ct2942705866960" text:id="ct2942705866960">
          <text:deletion>
            <office:change-info>
              <dc:creator>Unknown Author</dc:creator>
              <dc:date>2021-10-17T13:19:54</dc:date>
            </office:change-info>
            <text:p text:style-name="P37"/>
            <text:p text:style-name="P38"/>
          </text:deletion>
        </text:changed-region>
        <text:changed-region xml:id="ct2942707464112" text:id="ct2942707464112">
          <text:insertion>
            <office:change-info>
              <dc:creator>Unknown Author</dc:creator>
              <dc:date>2021-10-17T13:23:42</dc:date>
            </office:change-info>
          </text:insertion>
        </text:changed-region>
        <text:changed-region xml:id="ct2943106166816" text:id="ct2943106166816">
          <text:insertion>
            <office:change-info>
              <dc:creator>Unknown Author</dc:creator>
              <dc:date>2021-10-17T13:31:03</dc:date>
            </office:change-info>
          </text:insertion>
        </text:changed-region>
        <text:changed-region xml:id="ct2943106158896" text:id="ct2943106158896">
          <text:deletion>
            <office:change-info>
              <dc:creator>Unknown Author</dc:creator>
              <dc:date>2021-10-17T13:29:57</dc:date>
            </office:change-info>
            <text:p text:style-name="P39"/>
            <text:p text:style-name="P39"/>
          </text:deletion>
        </text:changed-region>
        <text:changed-region xml:id="ct2943106158656" text:id="ct2943106158656">
          <text:insertion>
            <office:change-info>
              <dc:creator>Unknown Author</dc:creator>
              <dc:date>2021-10-17T13:29: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4">Simple Conversational Amateur Messaging Protocol </text:span><text:span text:style-name="T55">(SCAMP)</text:span></text:p>
      <text:p text:style-name="P24"/>
      <text:p text:style-name="P25">by Daniel Marks, KW4TI</text:p>
      <text:p text:style-name="P25"/>
      <text:p text:style-name="P25">Draft v0.1 2021-10-12</text:p>
      <text:p text:style-name="P25"/>
      <text:h text:style-name="Heading_20_1" text:outline-level="1">Abstract</text:h>
      <text:p text:style-name="P24"/>
      <text:p text:style-name="P23">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56">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3"/>
      <text:h text:style-name="Heading_20_1" text:outline-level="1">Introduction</text:h>
      <text:p text:style-name="P22"/>
      <text:p text:style-name="P21">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1"/>
      <text:p text:style-name="P20"><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0"/>
      <text:p text:style-name="P20"/>
      <text:h text:style-name="P1" text:outline-level="1">Modulation layer</text:h>
      <text:p text:style-name="P19"/>
      <text:p text:style-name="P19">The <text:span text:style-name="T20">modulation layer is of one of two types:</text:span></text:p>
      <text:p text:style-name="P19"/>
      <text:p text:style-name="P18"><text:span text:style-name="T21">On Off Keying</text:span> <text:s/><text:span text:style-name="T41">(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1">reciprocal of the </text:span><text:span text:style-name="T22">baud rate.</text:span></text:p>
      <text:p text:style-name="P18"/>
      <text:p text:style-name="P17"><text:span text:style-name="T21">2 Frequency Shift Keying</text:span> <text:span text:style-name="T41">(FSK) </text:span>– When transmitting, the carrier alternates between two frequencies <text:span text:style-name="T46">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7"/>
      <text:p text:style-name="P17"/>
      <text:p text:style-name="P17"/>
      <text:p text:style-name="P17"/>
      <text:h text:style-name="Heading_20_1" text:outline-level="1"><text:soft-page-break/>Digital Encoding</text:h>
      <text:p text:style-name="P16"/>
      <text:p text:style-name="P16">Messages are sent as 30 bit blocks, <text:span text:style-name="T33">in order of </text:span>most significant bit to least significant bit (left to right as shown here). <text:s/>The format of each block is</text:p>
      <text:p text:style-name="P16"/>
      <text:p text:style-name="P13">C XXXX C XXXX C XXXX C XXXX C XXXX C XXXX</text:p>
      <text:p text:style-name="P16"><text:span text:style-name="T33">MSB</text:span> <text:s text:c="82"/><text:span text:style-name="T33">LSB</text:span></text:p>
      <text:p text:style-name="P16"/>
      <text:p text:style-name="P16">The 24 <text:span text:style-name="T28">“X”</text:span> are 24 data bits to be sent in the block which are a Golay code word. <text:s/>Each <text:span text:style-name="T28">“C”</text:span> is the complement of the bit immediately following it. <text:s/><text:span text:style-name="T32">This ensures there is no more than five consecutive mark or spaces (ones or zeros) </text:span><text:span text:style-name="T33">in a valid codeword or consecutive codewords</text:span><text:span text:style-name="T32">. <text:s/>The transition between the mark and space condition is used to aid in clock recovery and to allow an initial or resynchronization phase to be recognized.</text:span></text:p>
      <text:p text:style-name="P16"/>
      <text:p text:style-name="P16"/>
      <text:h text:style-name="Heading_20_1" text:outline-level="1">Golay code word</text:h>
      <text:p text:style-name="P15"/>
      <text:p text:style-name="P15">Each <text:span text:style-name="T34">G</text:span>olay code word consists to two halves.</text:p>
      <text:p text:style-name="P15"/>
      <text:p text:style-name="P12">PPPP PPPP PPPP XXXX XXXX XXXX</text:p>
      <text:p text:style-name="P15">MSB <text:s text:c="53"/>LSB</text:p>
      <text:p text:style-name="P15"/>
      <text:p text:style-name="P15">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5"/>
      <text:p text:style-name="P15"/>
      <text:h text:style-name="Heading_20_1" text:outline-level="1">Golay code word types</text:h>
      <text:p text:style-name="P6"/>
      <text:p text:style-name="P6">The Golay code word types are the 12-bit payload to be sent in the Golay code word. <text:s/>There are two Golay code word types. <text:s/></text:p>
      <text:p text:style-name="P6"/>
      <text:p text:style-name="P14">Data code word type</text:p>
      <text:p text:style-name="P6"/>
      <text:p text:style-name="P11">1111 XXXX XXXX</text:p>
      <text:p text:style-name="P6">MSB <text:s text:c="16"/>LSB</text:p>
      <text:p text:style-name="P15"/>
      <text:p text:style-name="P6">This encodes 8-bit raw binary data <text:span text:style-name="T31">XXXX XXXX</text:span><text:span text:style-name="T38"> in order of MSB to LSB</text:span>. <text:s/>This message is intended to be used for exchanging data for file transfer protocols and other uses left up to the <text:span text:style-name="T47">users</text:span>. <text:s text:c="2"/>It is not an efficient encoding of this data but is included so that the connection may be used for purposes other than text exchange.</text:p>
      <text:p text:style-name="P6"/>
      <text:p text:style-name="P6"/>
      <text:p text:style-name="P6"/>
      <text:p text:style-name="P14"><text:soft-page-break/>Text code word type</text:p>
      <text:p text:style-name="P6"/>
      <text:p text:style-name="P11">YYYYYY XXXXXX</text:p>
      <text:p text:style-name="P6">MSB <text:s text:c="15"/>LSB</text:p>
      <text:p text:style-name="P6"/>
      <text:p text:style-name="P6">These encode two 6 bit symbols <text:span text:style-name="T28">XXXXXX</text:span> and <text:span text:style-name="T28">YYYYYY</text:span>. <text:s/>The symbol <text:span text:style-name="T28">XXXXXX</text:span> precedes that of <text:span text:style-name="T28">YYYYYY </text:span>in the data stream, that is, <text:span text:style-name="T35">when considered as part of a message, the symbol corresponding to </text:span><text:span text:style-name="T29">XXXXXX</text:span><text:span text:style-name="T35"> precedes </text:span><text:span text:style-name="T29">YYYYYY</text:span><text:span text:style-name="T35">.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35"> should be the code, and </text:span><text:span text:style-name="T29">YYYYYY</text:span><text:span text:style-name="T35"> should be 000000. <text:s/></text:span><text:span text:style-name="T36">A code word with both </text:span><text:span text:style-name="T30">XXXXXX</text:span><text:span text:style-name="T36"> and </text:span><text:span text:style-name="T30">YYYYYY</text:span><text:span text:style-name="T36"> being 000000 is valid and should be considered as two no symbols.</text:span></text:p>
      <text:p text:style-name="P6"/>
      <text:p text:style-name="P7">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38">immediate </text:span>succession, that is, <text:span text:style-name="T38">there should be no delay </text:span>between sending the redundant copies of the code word. <text:s/>This enables the copies of the code word to be coherently summed by the receiver. <text:s/><text:span text:style-name="T37">Redundantly sent data code words </text:span><text:span text:style-name="T48">(as opposed to text code words)</text:span><text:span text:style-name="T37"> should not be discarded. <text:s/></text:span></text:p>
      <text:p text:style-name="P7"/>
      <text:h text:style-name="Heading_20_1" text:outline-level="1">Synchronization</text:h>
      <text:p text:style-name="P10"/>
      <text:p text:style-name="P10">One of the aspects of a protocol that is most susceptible to corruption is desynchronization of the bit stream, that is, incorrectly starting a 30-bit block <text:span text:style-name="T39">at the wrong point in the bit stream. <text:s/></text:span><text:span text:style-name="T40">Therefore a synchronization protocol is necessary that can synchronize the beginning of a 30-bit block. <text:s/>Because of the complement bits inserted into the 30-bit block, there will be no more than five </text:span><text:span text:style-name="T41">consecutive mark or space (1 or 0) bits in the stream. <text:s/>This </text:span><text:span text:style-name="T43">is</text:span><text:span text:style-name="T41"> used for synchronization. <text:s/>Synchronization is sent </text:span><text:span text:style-name="T42">either at the beginning of the transmission, or </text:span><text:span text:style-name="T44">can be reinitiated after</text:span><text:span text:style-name="T42"> sending </text:span><text:span text:style-name="T44">a</text:span><text:span text:style-name="T42"> 30-bit block, with the exception of when text code words are sent multiple times </text:span><text:span text:style-name="T45">without a delay in between </text:span><text:span text:style-name="T42">for redundancy. <text:s/></text:span></text:p>
      <text:p text:style-name="P10"/>
      <text:p text:style-name="P9">For OOK synchronization, a synchronization signal is detected by the receiver when 1<text:span text:style-name="T52">4</text:span> or 1<text:span text:style-name="T52">5</text:span> of the last 1<text:span text:style-name="T52">5</text:span> bit <text:span text:style-name="T49">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2">between key on and off</text:span> are used to synchronize the receiver’s clock with the sender. <text:s/>The sending of the first Golay code word <text:span text:style-name="T42">occurs immediately after the last 3 mark bits.</text:span></text:p>
      <text:p text:style-name="P9"/>
      <text:p text:style-name="P8">For FSK synchronization, a synchronization signal is detected when either of the two FSK frequencies are detected by the receiver for 1<text:span text:style-name="T52">4</text:span> or 1<text:span text:style-name="T52">5</text:span> of the last 1<text:span text:style-name="T52">5</text:span> bit <text:span text:style-name="T50">intervals</text:span> decoded. <text:s/>The FSK frequency corresponding to the 1<text:span text:style-name="T53">4</text:span> or 1<text:span text:style-name="T53">5</text:span>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text:soft-page-break/>shift may be manually specified. <text:s/>The edge of the transitions between frequencies are used to synchronize the receiver’s clock with the sender. <text:s/>The sending of the first Golay code word occurs immediately after the last 3 mark bits.</text:p>
      <text:p text:style-name="P7"/>
      <text:p text:style-name="P7"/>
      <text:p text:style-name="P6"/>
      <text:p text:style-name="P6"/>
      <text:p text:style-name="P26"/>
      <text:h text:style-name="Heading_20_1" text:outline-level="1">Appendi<text:span text:style-name="T1">ces</text:span></text:h>
      <text:h text:style-name="P2" text:outline-level="2">Six-bit symbol encoding</text:h>
      <text:p text:style-name="P46"/>
      <text:p text:style-name="P47">The following is a table of the six bit code. <text:s/><text:span text:style-name="T4">One or two of these codes form a 12-bit Golay code word which can send one or two character symbols. <text:s/>The six bit code is as follows:</text:span></text:p>
      <text:p text:style-name="P47"/>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2942434950880">
          <table:table-cell table:style-name="Table1.A1" office:value-type="string">
            <text:p text:style-name="Table_20_Contents"/>
          </table:table-cell>
          <table:table-cell table:style-name="Table1.A1" office:value-type="string">
            <text:p text:style-name="P32">000</text:p>
          </table:table-cell>
          <table:table-cell table:style-name="Table1.A1" office:value-type="string">
            <text:p text:style-name="P32">001</text:p>
          </table:table-cell>
          <table:table-cell table:style-name="Table1.A1" office:value-type="string">
            <text:p text:style-name="P32">010</text:p>
          </table:table-cell>
          <table:table-cell table:style-name="Table1.A1" office:value-type="string">
            <text:p text:style-name="P32">011</text:p>
          </table:table-cell>
          <table:table-cell table:style-name="Table1.A1" office:value-type="string">
            <text:p text:style-name="P32">100</text:p>
          </table:table-cell>
          <table:table-cell table:style-name="Table1.A1" office:value-type="string">
            <text:p text:style-name="P32">101</text:p>
          </table:table-cell>
          <table:table-cell table:style-name="Table1.A1" office:value-type="string">
            <text:p text:style-name="P32">110</text:p>
          </table:table-cell>
          <table:table-cell table:style-name="Table1.A1" office:value-type="string">
            <text:p text:style-name="P32">111</text:p>
          </table:table-cell>
        </table:table-row>
        <table:table-row table:style-name="TableLine2942434947344">
          <table:table-cell table:style-name="Table1.A1" office:value-type="string">
            <text:p text:style-name="P32">000xxx</text:p>
          </table:table-cell>
          <table:table-cell table:style-name="Table1.A1" office:value-type="string">
            <text:p text:style-name="P32">No symbol</text:p>
          </table:table-cell>
          <table:table-cell table:style-name="Table1.A1" office:value-type="string">
            <text:p text:style-name="P34">Backspace</text:p>
          </table:table-cell>
          <table:table-cell table:style-name="Table1.A1" office:value-type="string">
            <text:p text:style-name="P33">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32">( <text:s/>left parenthesis</text:p>
          </table:table-cell>
        </table:table-row>
        <table:table-row table:style-name="TableLine2942434954688">
          <table:table-cell table:style-name="Table1.A1" office:value-type="string">
            <text:p text:style-name="P32">001xxx</text:p>
          </table:table-cell>
          <table:table-cell table:style-name="Table1.A1" office:value-type="string">
            <text:p text:style-name="P32">) right parenthesis</text:p>
          </table:table-cell>
          <table:table-cell table:style-name="Table1.A1" office:value-type="string">
            <text:p text:style-name="Table_20_Contents">* <text:span text:style-name="T2">(asterisk)</text:span></text:p>
          </table:table-cell>
          <table:table-cell table:style-name="Table1.A1" office:value-type="string">
            <text:p text:style-name="P32">+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32">0</text:p>
          </table:table-cell>
        </table:table-row>
        <table:table-row table:style-name="TableLine2942434938640">
          <table:table-cell table:style-name="Table1.A1" office:value-type="string">
            <text:p text:style-name="P32">010xxx</text:p>
          </table:table-cell>
          <table:table-cell table:style-name="Table1.A1" office:value-type="string">
            <text:p text:style-name="P32">1</text:p>
            <text:p text:style-name="P32"/>
          </table:table-cell>
          <table:table-cell table:style-name="Table1.A1" office:value-type="string">
            <text:p text:style-name="P32">2</text:p>
          </table:table-cell>
          <table:table-cell table:style-name="Table1.A1" office:value-type="string">
            <text:p text:style-name="P32">3</text:p>
          </table:table-cell>
          <table:table-cell table:style-name="Table1.A1" office:value-type="string">
            <text:p text:style-name="P32">4</text:p>
          </table:table-cell>
          <table:table-cell table:style-name="Table1.A1" office:value-type="string">
            <text:p text:style-name="P32">5</text:p>
          </table:table-cell>
          <table:table-cell table:style-name="Table1.A1" office:value-type="string">
            <text:p text:style-name="P32">6</text:p>
          </table:table-cell>
          <table:table-cell table:style-name="Table1.A1" office:value-type="string">
            <text:p text:style-name="P32">7</text:p>
          </table:table-cell>
          <table:table-cell table:style-name="Table1.A1" office:value-type="string">
            <text:p text:style-name="P32">8</text:p>
          </table:table-cell>
        </table:table-row>
        <table:table-row table:style-name="TableLine2942434947616">
          <table:table-cell table:style-name="Table1.A1" office:value-type="string">
            <text:p text:style-name="P32">011xxx</text:p>
          </table:table-cell>
          <table:table-cell table:style-name="Table1.A1" office:value-type="string">
            <text:p text:style-name="P32">9</text:p>
          </table:table-cell>
          <table:table-cell table:style-name="Table1.A1" office:value-type="string">
            <text:p text:style-name="Table_20_Contents">: <text:span text:style-name="T2">(colon)</text:span></text:p>
          </table:table-cell>
          <table:table-cell table:style-name="Table1.A1" office:value-type="string">
            <text:p text:style-name="P31">; (semi colon)</text:p>
          </table:table-cell>
          <table:table-cell table:style-name="Table1.A1" office:value-type="string">
            <text:p text:style-name="P31">= (equal)</text:p>
          </table:table-cell>
          <table:table-cell table:style-name="Table1.A1" office:value-type="string">
            <text:p text:style-name="Table_20_Contents">? <text:span text:style-name="T2">(question mark)</text:span></text:p>
          </table:table-cell>
          <table:table-cell table:style-name="Table1.A1" office:value-type="string">
            <text:p text:style-name="P32">@ (at)</text:p>
          </table:table-cell>
          <table:table-cell table:style-name="Table1.A1" office:value-type="string">
            <text:p text:style-name="P32">A</text:p>
          </table:table-cell>
          <table:table-cell table:style-name="Table1.A1" office:value-type="string">
            <text:p text:style-name="P32">B</text:p>
          </table:table-cell>
        </table:table-row>
        <table:table-row table:style-name="TableLine2942434951696">
          <table:table-cell table:style-name="Table1.A1" office:value-type="string">
            <text:p text:style-name="P32">100xxx</text:p>
          </table:table-cell>
          <table:table-cell table:style-name="Table1.A1" office:value-type="string">
            <text:p text:style-name="P32">C</text:p>
            <text:p text:style-name="P32"/>
          </table:table-cell>
          <table:table-cell table:style-name="Table1.A1" office:value-type="string">
            <text:p text:style-name="P32">D</text:p>
          </table:table-cell>
          <table:table-cell table:style-name="Table1.A1" office:value-type="string">
            <text:p text:style-name="P32">E</text:p>
          </table:table-cell>
          <table:table-cell table:style-name="Table1.A1" office:value-type="string">
            <text:p text:style-name="P32">F</text:p>
          </table:table-cell>
          <table:table-cell table:style-name="Table1.A1" office:value-type="string">
            <text:p text:style-name="P32">G</text:p>
          </table:table-cell>
          <table:table-cell table:style-name="Table1.A1" office:value-type="string">
            <text:p text:style-name="P32">H</text:p>
          </table:table-cell>
          <table:table-cell table:style-name="Table1.A1" office:value-type="string">
            <text:p text:style-name="P32">I</text:p>
          </table:table-cell>
          <table:table-cell table:style-name="Table1.A1" office:value-type="string">
            <text:p text:style-name="P32">J</text:p>
          </table:table-cell>
        </table:table-row>
        <table:table-row table:style-name="TableLine2942434940544">
          <table:table-cell table:style-name="Table1.A1" office:value-type="string">
            <text:p text:style-name="P32">101xxx</text:p>
          </table:table-cell>
          <table:table-cell table:style-name="Table1.A1" office:value-type="string">
            <text:p text:style-name="P32">K</text:p>
            <text:p text:style-name="P32"/>
          </table:table-cell>
          <table:table-cell table:style-name="Table1.A1" office:value-type="string">
            <text:p text:style-name="P32">L</text:p>
          </table:table-cell>
          <table:table-cell table:style-name="Table1.A1" office:value-type="string">
            <text:p text:style-name="P32">M</text:p>
          </table:table-cell>
          <table:table-cell table:style-name="Table1.A1" office:value-type="string">
            <text:p text:style-name="P32">N</text:p>
          </table:table-cell>
          <table:table-cell table:style-name="Table1.A1" office:value-type="string">
            <text:p text:style-name="P32">O</text:p>
          </table:table-cell>
          <table:table-cell table:style-name="Table1.A1" office:value-type="string">
            <text:p text:style-name="P32">P</text:p>
          </table:table-cell>
          <table:table-cell table:style-name="Table1.A1" office:value-type="string">
            <text:p text:style-name="P32">Q</text:p>
          </table:table-cell>
          <table:table-cell table:style-name="Table1.A1" office:value-type="string">
            <text:p text:style-name="P32">R</text:p>
          </table:table-cell>
        </table:table-row>
        <table:table-row table:style-name="TableLine2942434951968">
          <table:table-cell table:style-name="Table1.A1" office:value-type="string">
            <text:p text:style-name="P32">110xxx</text:p>
          </table:table-cell>
          <table:table-cell table:style-name="Table1.A1" office:value-type="string">
            <text:p text:style-name="P32">S</text:p>
            <text:p text:style-name="P32"/>
          </table:table-cell>
          <table:table-cell table:style-name="Table1.A1" office:value-type="string">
            <text:p text:style-name="P32">T</text:p>
          </table:table-cell>
          <table:table-cell table:style-name="Table1.A1" office:value-type="string">
            <text:p text:style-name="P32">U</text:p>
          </table:table-cell>
          <table:table-cell table:style-name="Table1.A1" office:value-type="string">
            <text:p text:style-name="P32">V</text:p>
          </table:table-cell>
          <table:table-cell table:style-name="Table1.A1" office:value-type="string">
            <text:p text:style-name="P32">W</text:p>
          </table:table-cell>
          <table:table-cell table:style-name="Table1.A1" office:value-type="string">
            <text:p text:style-name="P32">X</text:p>
          </table:table-cell>
          <table:table-cell table:style-name="Table1.A1" office:value-type="string">
            <text:p text:style-name="P32">Y</text:p>
          </table:table-cell>
          <table:table-cell table:style-name="Table1.A1" office:value-type="string">
            <text:p text:style-name="P32">Z</text:p>
          </table:table-cell>
        </table:table-row>
        <table:table-row table:style-name="TableLine2942434952240">
          <table:table-cell table:style-name="Table1.A1" office:value-type="string">
            <text:p text:style-name="P32">111xxx</text:p>
          </table:table-cell>
          <table:table-cell table:style-name="Table1.A1" office:value-type="string">
            <text:p text:style-name="P32">\ (backslash)</text:p>
          </table:table-cell>
          <table:table-cell table:style-name="Table1.A1" office:value-type="string">
            <text:p text:style-name="P32">^ (carat)</text:p>
          </table:table-cell>
          <table:table-cell table:style-name="Table1.A1" office:value-type="string">
            <text:p text:style-name="P32">` (grave)</text:p>
          </table:table-cell>
          <table:table-cell table:style-name="Table1.A1" office:value-type="string">
            <text:p text:style-name="P32">~ (tilde)</text:p>
          </table:table-cell>
          <table:table-cell table:style-name="Table1.A1" office:value-type="string">
            <text:p text:style-name="P32">INVALID</text:p>
          </table:table-cell>
          <table:table-cell table:style-name="Table1.A1" office:value-type="string">
            <text:p text:style-name="P32">INVALID</text:p>
          </table:table-cell>
          <table:table-cell table:style-name="Table1.A1" office:value-type="string">
            <text:p text:style-name="P32">INVALID</text:p>
          </table:table-cell>
          <table:table-cell table:style-name="Table1.A1" office:value-type="string">
            <text:p text:style-name="P32">INVALID</text:p>
          </table:table-cell>
        </table:table-row>
      </table:table>
      <text:p text:style-name="P46"/>
      <text:p text:style-name="P45">The codes 111100, 111101, 111110, and 111111 are invalid and are never to be used.</text:p>
      <text:p text:style-name="P44">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44">For other characters representable by 8-bit bytes, for example of the code page 437 of the original IBM character set, these may be sent using the a data Golay code, which is</text:p>
      <text:p text:style-name="P44">MSB 1111 XXXX XXXX LSB</text:p>
      <text:p text:style-name="P41">where XXXX XXXX is the 8-bit code page 437 representation of the symbol.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56"><text:soft-page-break/></text:p>
      <text:p text:style-name="P56">const uint8_t ecc_6bit_codesymbols[60] = {'\0', <text:s text:c="2"/>'\b', <text:s text:c="2"/>'\r', <text:s text:c="3"/>' ', <text:s text:c="3"/>'!', <text:s text:c="2"/>0x22, <text:s text:c="2"/>0x27, <text:s text:c="3"/>'(',</text:p>
      <text:p text:style-name="P56"><text:s text:c="43"/>')', <text:s text:c="3"/>'*', <text:s text:c="3"/>'+', <text:s text:c="3"/>',', <text:s text:c="3"/>'-', <text:s text:c="3"/>'.', <text:s text:c="3"/>'/', <text:s text:c="3"/>'0',</text:p>
      <text:p text:style-name="P56"><text:s text:c="43"/>'1', <text:s text:c="3"/>'2', <text:s text:c="3"/>'3', <text:s text:c="3"/>'4', <text:s text:c="3"/>'5', <text:s text:c="3"/>'6', <text:s text:c="3"/>'7', <text:s text:c="3"/>'8',</text:p>
      <text:p text:style-name="P56"><text:s text:c="43"/>'9', <text:s text:c="3"/>':', <text:s text:c="3"/>';', <text:s text:c="3"/>'=', <text:s text:c="3"/>'?', <text:s text:c="3"/>'@', <text:s text:c="3"/>'A', <text:s text:c="3"/>'B',</text:p>
      <text:p text:style-name="P56"><text:s text:c="43"/>'C', <text:s text:c="3"/>'D', <text:s text:c="3"/>'E', <text:s text:c="3"/>'F', <text:s text:c="3"/>'G', <text:s text:c="3"/>'H', <text:s text:c="3"/>'I', <text:s text:c="3"/>'J',</text:p>
      <text:p text:style-name="P56"><text:s text:c="43"/>'K', <text:s text:c="3"/>'L', <text:s text:c="3"/>'M', <text:s text:c="3"/>'N', <text:s text:c="3"/>'O', <text:s text:c="3"/>'P', <text:s text:c="3"/>'Q', <text:s text:c="3"/>'R',</text:p>
      <text:p text:style-name="P56"><text:s text:c="43"/>'S', <text:s text:c="3"/>'T', <text:s text:c="3"/>'U', <text:s text:c="3"/>'V', <text:s text:c="3"/>'W', <text:s text:c="3"/>'X', <text:s text:c="3"/>'Y', <text:s text:c="3"/>'Z',</text:p>
      <text:p text:style-name="P56"><text:s text:c="43"/>0x5C, <text:s text:c="2"/>'^', <text:s text:c="3"/>'`', <text:s text:c="3"/>'~' };</text:p>
      <text:p text:style-name="P56"><text:s text:c="43"/>/* Last 4 symbols can be interpreted as diacritical marks, 0x5C is diaeresis/umlaut */</text:p>
      <text:p text:style-name="P56"><text:s text:c="43"/>/* 0x27 can be interpreted as acute diacritical mark */</text:p>
      <text:p text:style-name="P56"/>
      <text:p text:style-name="P56">/* <text:s/>The input word has 24 bits. <text:s/>The output word has 30 bits, with bits</text:p>
      <text:p text:style-name="P56"><text:s text:c="4"/>1, 5, 9, 13, 17, 21 preceded by its complement bit inserted into</text:p>
      <text:p text:style-name="P56"><text:s text:c="4"/>the word */</text:p>
      <text:p text:style-name="P56"/>
      <text:p text:style-name="P56">uint32_t eccfr_add_reversal_bits(uint32_t codeword)</text:p>
      <text:p text:style-name="P56">{</text:p>
      <text:p text:style-name="P56"><text:s text:c="2"/>uint32_t outword = 0;</text:p>
      <text:p text:style-name="P56"><text:s text:c="2"/>uint8_t i;</text:p>
      <text:p text:style-name="P56"/>
      <text:p text:style-name="P56"><text:s text:c="2"/>for (i=0;i&lt;6;i++)</text:p>
      <text:p text:style-name="P56"><text:s text:c="2"/>{</text:p>
      <text:p text:style-name="P56"><text:s text:c="6"/>if (i&gt;0)</text:p>
      <text:p text:style-name="P56"><text:s text:c="10"/>outword = (outword &lt;&lt; 5);</text:p>
      <text:p text:style-name="P56"><text:s text:c="6"/>codeword = (codeword &lt;&lt; 4);</text:p>
      <text:p text:style-name="P56"><text:s text:c="6"/>uint8_t temp = (codeword &gt;&gt; 24) &amp; 0x0F;</text:p>
      <text:p text:style-name="P56"><text:s text:c="6"/>outword |= (temp | (((temp &amp; 0x08) ^ 0x08) &lt;&lt; 1));</text:p>
      <text:p text:style-name="P56"><text:s text:c="2"/>}</text:p>
      <text:p text:style-name="P56"><text:s text:c="2"/>return outword;</text:p>
      <text:p text:style-name="P56">}</text:p>
      <text:p text:style-name="P56"/>
      <text:p text:style-name="P56">/* remove complement bits from inside 30 bit word to yield 24 bit Golay</text:p>
      <text:p text:style-name="P56"><text:s text:c="3"/>code word */</text:p>
      <text:p text:style-name="P56"/>
      <text:p text:style-name="P56">uint32_t eccfr_remove_reversal_bits(uint32_t outword)</text:p>
      <text:p text:style-name="P56">{</text:p>
      <text:p text:style-name="P56"><text:s text:c="2"/>uint32_t codeword = 0;</text:p>
      <text:p text:style-name="P56"><text:s text:c="2"/>uint8_t i;</text:p>
      <text:p text:style-name="P56"/>
      <text:p text:style-name="P56"><text:s text:c="2"/>for (i=0;i&lt;6;i++)</text:p>
      <text:p text:style-name="P56"><text:s text:c="2"/>{</text:p>
      <text:p text:style-name="P56"><text:s text:c="6"/>if (i&gt;0)</text:p>
      <text:p text:style-name="P56"><text:s text:c="6"/>{</text:p>
      <text:p text:style-name="P56"><text:s text:c="10"/>outword = (outword &lt;&lt; 5);</text:p>
      <text:p text:style-name="P56"><text:s text:c="10"/>codeword = (codeword &lt;&lt; 4);</text:p>
      <text:p text:style-name="P56"><text:s text:c="6"/>}</text:p>
      <text:p text:style-name="P56"><text:s text:c="6"/>uint8_t temp = (outword &gt;&gt; 25) &amp; 0x0F;</text:p>
      <text:p text:style-name="P56"><text:s text:c="6"/>codeword |= temp;</text:p>
      <text:p text:style-name="P56"><text:s text:c="2"/>}</text:p>
      <text:p text:style-name="P56"><text:s text:c="2"/>return codeword;</text:p>
      <text:p text:style-name="P56">}</text:p>
      <text:p text:style-name="P56"/>
      <text:p text:style-name="P56">/* decode 12 bit code words to 8 bit bytes */</text:p>
      <text:p text:style-name="P56">uint8_t eccfr_code_words_to_bytes(uint16_t *codewords, uint8_t num_words, uint8_t *bytes, uint8_t max_bytes)</text:p>
      <text:p text:style-name="P56">{</text:p>
      <text:p text:style-name="P56"><text:s text:c="4"/>uint8_t cur_word = 0;</text:p>
      <text:p text:style-name="P56"><text:s text:c="4"/>uint8_t cur_byte = 0;</text:p>
      <text:p text:style-name="P56"><text:s text:c="4"/>while ((cur_word &lt; num_words) &amp;&amp; (cur_byte &lt; max_bytes))</text:p>
      <text:p text:style-name="P56"><text:s text:c="4"/>{</text:p>
      <text:p text:style-name="P56"><text:s text:c="8"/>uint16_t code = codewords[cur_word++];</text:p>
      <text:p text:style-name="P56"><text:s text:c="8"/>if ((code &amp; 0xF00) == 0xF00)</text:p>
      <text:p text:style-name="P56"><text:s text:c="8"/>{</text:p>
      <text:p text:style-name="P56"><text:s text:c="12"/>bytes[cur_byte++] = code &amp; 0xFF;</text:p>
      <text:p text:style-name="P56"><text:s text:c="12"/>continue;</text:p>
      <text:p text:style-name="P56"><text:s text:c="8"/>}</text:p>
      <text:p text:style-name="P56"><text:s text:c="8"/>uint16_t code1 = (code &amp; 0x3F);</text:p>
      <text:p text:style-name="P56"><text:s text:c="8"/>uint16_t code2 = ((code &gt;&gt; 6) &amp; 0x3F);</text:p>
      <text:p text:style-name="P56"><text:s text:c="8"/>if ((code1 != 0) &amp;&amp; (code1 &lt; (sizeof(ecc_6bit_codesymbols)/sizeof(uint8_t))))</text:p>
      <text:p text:style-name="P56"><text:s text:c="12"/>bytes[cur_byte++] = ecc_6bit_codesymbols[code1];</text:p>
      <text:p text:style-name="P56"><text:s text:c="8"/>if ((code2 != 0) &amp;&amp; (code1 &lt; (sizeof(ecc_6bit_codesymbols)/sizeof(uint8_t))) &amp;&amp; (cur_byte &lt; max_bytes))</text:p>
      <text:p text:style-name="P56"><text:soft-page-break/><text:s text:c="12"/>bytes[cur_byte++] = ecc_6bit_codesymbols[code2];</text:p>
      <text:p text:style-name="P56"><text:s text:c="4"/>}</text:p>
      <text:p text:style-name="P56"><text:s text:c="4"/>return cur_byte;</text:p>
      <text:p text:style-name="P56">}</text:p>
      <text:p text:style-name="P56"/>
      <text:p text:style-name="P56">/* encode 8 bit bytes as 12 bit code words, always encoding as 8-bit raw */</text:p>
      <text:p text:style-name="P56">uint8_t eccfr_raw_bytes_to_code_words(uint8_t *bytes, uint8_t num_bytes, uint16_t *codewords, uint8_t max_words)</text:p>
      <text:p text:style-name="P56">{</text:p>
      <text:p text:style-name="P56"><text:s text:c="2"/>uint8_t cur_byte = 0;</text:p>
      <text:p text:style-name="P56"><text:s text:c="2"/>uint8_t cur_word = 0;</text:p>
      <text:p text:style-name="P56"><text:s text:c="2"/>while ((cur_word &lt; max_words) &amp;&amp; (cur_byte &lt; num_bytes))</text:p>
      <text:p text:style-name="P56"><text:s text:c="2"/>{</text:p>
      <text:p text:style-name="P56"><text:s text:c="5"/>uint8_t b = bytes[cur_byte++];</text:p>
      <text:p text:style-name="P56"><text:s text:c="5"/>codewords[cur_word++] = ((uint16_t)(0xF00)) | b;</text:p>
      <text:p text:style-name="P56"><text:s text:c="2"/>}</text:p>
      <text:p text:style-name="P56"><text:s text:c="2"/>return cur_word;</text:p>
      <text:p text:style-name="P56">}</text:p>
      <text:p text:style-name="P56"/>
      <text:p text:style-name="P56">/* convert character to 6-bit code if it exists */</text:p>
      <text:p text:style-name="P56">/* should probably replace this with an inverse look up table later */</text:p>
      <text:p text:style-name="P56">uint8_t eccfr_find_code_in_table(uint8_t c)</text:p>
      <text:p text:style-name="P56">{</text:p>
      <text:p text:style-name="P56"><text:s text:c="4"/>uint8_t i;</text:p>
      <text:p text:style-name="P56"><text:s text:c="4"/>if ((c &gt;= 'a') &amp;&amp; (c &lt;= 'z')) c -= 32;</text:p>
      <text:p text:style-name="P56"><text:tab/>if (c =='\n') c = '\r';</text:p>
      <text:p text:style-name="P56"><text:s text:c="4"/>for (i=1;i&lt;(sizeof(ecc_6bit_codesymbols)/sizeof(uint8_t));i++)</text:p>
      <text:p text:style-name="P56"><text:s text:c="8"/>if (ecc_6bit_codesymbols[i] == c) return i;</text:p>
      <text:p text:style-name="P56"><text:s text:c="4"/>return 0xFF;</text:p>
      <text:p text:style-name="P56">}</text:p>
      <text:p text:style-name="P56"/>
      <text:p text:style-name="P56">/* encode 8 bit bytes to 12 bit code words.</text:p>
      <text:p text:style-name="P56"><text:s text:c="3"/>code words that correspond to a 6-bit symbols are encoded as 6 bits.</text:p>
      <text:p text:style-name="P56"><text:s text:c="3"/>otherwise they are encoded as an 8-bit binary raw data word.</text:p>
      <text:p text:style-name="P56"><text:s text:c="3"/>If a byte that can be encoded as a 6 bit symbol precedes one that can</text:p>
      <text:p text:style-name="P56"><text:s text:c="3"/>not be encoded as a 6 bit symbol, and there is an extra symbol slot</text:p>
      <text:p text:style-name="P56"><text:s text:c="3"/>in the current word, fill it with a zero. */</text:p>
      <text:p text:style-name="P56">uint8_t eccfr_bytes_to_code_words(uint8_t *bytes, uint8_t num_bytes, uint16_t *codewords, uint8_t max_words)</text:p>
      <text:p text:style-name="P56">{</text:p>
      <text:p text:style-name="P56"><text:s text:c="2"/>uint8_t cur_byte = 0;</text:p>
      <text:p text:style-name="P56"><text:s text:c="2"/>uint8_t cur_word = 0;</text:p>
      <text:p text:style-name="P56"><text:s text:c="2"/>while ((cur_word &lt; max_words) &amp;&amp; (cur_byte &lt; num_bytes))</text:p>
      <text:p text:style-name="P56"><text:s text:c="2"/>{</text:p>
      <text:p text:style-name="P56"><text:s text:c="5"/>uint8_t b = bytes[cur_byte++];</text:p>
      <text:p text:style-name="P56"><text:s text:c="5"/>uint8_t code1 = eccfr_find_code_in_table(b);</text:p>
      <text:p text:style-name="P56"><text:s text:c="5"/>if (code1 == 0xFF)</text:p>
      <text:p text:style-name="P56"><text:s text:c="5"/>{</text:p>
      <text:p text:style-name="P56"><text:s text:c="9"/>codewords[cur_word++] = ((uint16_t)(0xF00)) | b;</text:p>
      <text:p text:style-name="P56"><text:s text:c="9"/>continue;</text:p>
      <text:p text:style-name="P56"><text:s text:c="5"/>}</text:p>
      <text:p text:style-name="P56"><text:s text:c="5"/>if (cur_byte &lt; num_bytes)</text:p>
      <text:p text:style-name="P56"><text:s text:c="5"/>{</text:p>
      <text:p text:style-name="P56"><text:s text:c="9"/>b = bytes[cur_byte];</text:p>
      <text:p text:style-name="P56"><text:s text:c="9"/>uint8_t code2 = eccfr_find_code_in_table(b);</text:p>
      <text:p text:style-name="P56"><text:s text:c="9"/>if (code2 != 0xFF)</text:p>
      <text:p text:style-name="P56"><text:s text:c="9"/>{</text:p>
      <text:p text:style-name="P56"><text:s text:c="13"/>codewords[cur_word++] = (((uint16_t)code2) &lt;&lt; 6) | code1;</text:p>
      <text:p text:style-name="P56"><text:s text:c="13"/>cur_byte++;</text:p>
      <text:p text:style-name="P56"><text:s text:c="13"/>continue;</text:p>
      <text:p text:style-name="P56"><text:s text:c="9"/>}</text:p>
      <text:p text:style-name="P56"><text:s text:c="5"/>}</text:p>
      <text:p text:style-name="P56"><text:s text:c="5"/>codewords[cur_word++] = (uint16_t)code1;</text:p>
      <text:p text:style-name="P56"><text:s text:c="2"/>}</text:p>
      <text:p text:style-name="P56"><text:s text:c="2"/>return cur_word;</text:p>
      <text:p text:style-name="P56">}</text:p>
      <text:h text:style-name="P5" text:outline-level="2">Golay Matrix</text:h>
      <text:p text:style-name="P43"/>
      <text:p text:style-name="P35">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57">const uint16_t golay_matrix[12] =</text:p>
      <text:p text:style-name="P57">{</text:p>
      <text:p text:style-name="P57"><text:s text:c="4"/>0b110111000101,</text:p>
      <text:p text:style-name="P57"><text:s text:c="4"/>0b101110001011,</text:p>
      <text:p text:style-name="P57"><text:s text:c="4"/>0b011100010111,</text:p>
      <text:p text:style-name="P57"><text:s text:c="4"/>0b111000101101,</text:p>
      <text:p text:style-name="P57"><text:s text:c="4"/>0b110001011011,</text:p>
      <text:p text:style-name="P57"><text:s text:c="4"/>0b100010110111,</text:p>
      <text:p text:style-name="P57"><text:s text:c="4"/>0b000101101111,</text:p>
      <text:p text:style-name="P57"><text:s text:c="4"/>0b001011011101,</text:p>
      <text:p text:style-name="P57"><text:s text:c="4"/>0b010110111001,</text:p>
      <text:p text:style-name="P57"><text:s text:c="4"/>0b101101110001,</text:p>
      <text:p text:style-name="P57"><text:s text:c="4"/>0b011011100011,</text:p>
      <text:p text:style-name="P57"><text:s text:c="4"/>0b111111111110</text:p>
      <text:p text:style-name="P57">};</text:p>
      <text:p text:style-name="P57"/>
      <text:p text:style-name="P57">uint16_t golay_mult(uint16_t wd_enc)</text:p>
      <text:p text:style-name="P57">{</text:p>
      <text:p text:style-name="P57"><text:s text:c="3"/>uint16_t enc = 0;</text:p>
      <text:p text:style-name="P57"><text:s text:c="3"/>uint8_t i;</text:p>
      <text:p text:style-name="P57"><text:s text:c="3"/>for (i=12;i&gt;0;)</text:p>
      <text:p text:style-name="P57"><text:s text:c="3"/>{</text:p>
      <text:p text:style-name="P57"><text:s text:c="6"/>i--;</text:p>
      <text:p text:style-name="P57"><text:s text:c="6"/>if (wd_enc &amp; 1) enc ^= golay_matrix[i];</text:p>
      <text:p text:style-name="P57"><text:s text:c="6"/>wd_enc &gt;&gt;= 1;</text:p>
      <text:p text:style-name="P57"><text:s text:c="3"/>}</text:p>
      <text:p text:style-name="P57"><text:s text:c="3"/>return enc;</text:p>
      <text:p text:style-name="P58">}</text:p>
      <text:p text:style-name="P58"/>
      <text:p text:style-name="P58">uint8_t golay_hamming_weight(uint16_t n)</text:p>
      <text:p text:style-name="P57">{</text:p>
      <text:p text:style-name="P57"><text:s text:c="2"/>uint8_t s = 0;</text:p>
      <text:p text:style-name="P57"><text:s text:c="2"/>while (n != 0)</text:p>
      <text:p text:style-name="P57"><text:s text:c="2"/>{</text:p>
      <text:p text:style-name="P57"><text:s text:c="5"/>s += (n &amp; 0x1);</text:p>
      <text:p text:style-name="P57"><text:s text:c="5"/>n &gt;&gt;= 1;</text:p>
      <text:p text:style-name="P57"><text:s text:c="2"/>}</text:p>
      <text:p text:style-name="P57"><text:s text:c="2"/>return s;</text:p>
      <text:p text:style-name="P57">}</text:p>
      <text:p text:style-name="P57"/>
      <text:p text:style-name="P57">uint32_t golay_encode(uint16_t wd_enc)</text:p>
      <text:p text:style-name="P57">{</text:p>
      <text:p text:style-name="P57"><text:s text:c="2"/>uint16_t enc = golay_mult(wd_enc);</text:p>
      <text:p text:style-name="P57"><text:s text:c="2"/>return (((uint32_t)enc) &lt;&lt; 12) | wd_enc;</text:p>
      <text:p text:style-name="P57">}</text:p>
      <text:p text:style-name="P57"/>
      <text:p text:style-name="P57">uint16_t golay_decode(uint32_t codeword)</text:p>
      <text:p text:style-name="P57">{</text:p>
      <text:p text:style-name="P57"><text:s text:c="2"/>uint16_t enc = codeword &amp; 0xFFF;</text:p>
      <text:p text:style-name="P57"><text:s text:c="2"/>uint16_t parity = codeword &gt;&gt; 12;</text:p>
      <text:p text:style-name="P57"><text:s text:c="2"/>uint8_t i;</text:p>
      <text:p text:style-name="P57"><text:s text:c="2"/>uint16_t syndrome, parity_syndrome;</text:p>
      <text:p text:style-name="P57"/>
      <text:p text:style-name="P57"><text:s text:c="2"/>/* if there are three or fewer errors in the parity bits, then</text:p>
      <text:p text:style-name="P57"><text:s text:c="5"/>we hope that there are no errors in the data bits, otherwise</text:p>
      <text:p text:style-name="P57"><text:s text:c="5"/>the error is undetected */</text:p>
      <text:p text:style-name="P57"><text:s text:c="2"/>syndrome = golay_mult(enc) ^ parity;</text:p>
      <text:p text:style-name="P57"><text:s text:c="2"/>if (golay_hamming_weight(syndrome) &lt;= 3)</text:p>
      <text:p text:style-name="P57"><text:s text:c="3"/>return enc;</text:p>
      <text:p text:style-name="P57"><text:soft-page-break/></text:p>
      <text:p text:style-name="P57"><text:s text:c="2"/>/* check to see if the parity bits have no errors */</text:p>
      <text:p text:style-name="P57"><text:s text:c="2"/>parity_syndrome = golay_mult(parity) ^ enc;</text:p>
      <text:p text:style-name="P57"><text:s text:c="2"/>if (golay_hamming_weight(parity_syndrome) &lt;= 3)</text:p>
      <text:p text:style-name="P57"><text:s text:c="5"/>return enc ^ parity_syndrome;</text:p>
      <text:p text:style-name="P57"/>
      <text:p text:style-name="P57"><text:s text:c="2"/>/* we flip each bit of the data to see if we have two or fewer errors */</text:p>
      <text:p text:style-name="P57"><text:s text:c="2"/>for (i=12;i&gt;0;)</text:p>
      <text:p text:style-name="P57"><text:s text:c="2"/>{</text:p>
      <text:p text:style-name="P57"><text:s text:c="6"/>i--;</text:p>
      <text:p text:style-name="P57"><text:s text:c="6"/>if (golay_hamming_weight(syndrome ^ golay_matrix[i]) &lt;= 2)</text:p>
      <text:p text:style-name="P57"><text:s text:c="8"/>return enc ^ (((uint16_t)0x800) &gt;&gt; i);</text:p>
      <text:p text:style-name="P57"><text:s text:c="2"/>}</text:p>
      <text:p text:style-name="P57"/>
      <text:p text:style-name="P57"><text:s text:c="2"/>/* we flip each bit of the parity to see if we have two or fewer errors */</text:p>
      <text:p text:style-name="P57"><text:s text:c="2"/>for (i=12;i&gt;0;)</text:p>
      <text:p text:style-name="P57"><text:s text:c="2"/>{</text:p>
      <text:p text:style-name="P57"><text:s text:c="6"/>i--;</text:p>
      <text:p text:style-name="P57"><text:s text:c="6"/>uint16_t par_bit_synd = parity_syndrome ^ golay_matrix[i];</text:p>
      <text:p text:style-name="P57"><text:s text:c="6"/>if (golay_hamming_weight(par_bit_synd) &lt;= 2)</text:p>
      <text:p text:style-name="P57"><text:s text:c="8"/>return enc ^ par_bit_synd;</text:p>
      <text:p text:style-name="P57"><text:s text:c="2"/>}</text:p>
      <text:p text:style-name="P57"/>
      <text:p text:style-name="P57"><text:s text:c="2"/>return 0xFFFF; <text:s text:c="2"/>/* uncorrectable error */</text:p>
      <text:p text:style-name="P57">}</text:p>
      <text:p text:style-name="P43"/>
      <text:p text:style-name="P35">The encoded word is simply the 12-bit word to be send with the 12-bit parity code prepended to it. <text:s/>The Golay code can correct up to 3 bit errors, and so to decode every possible error up to 3 bits, this code performs the following:</text:p>
      <text:p text:style-name="P35">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35">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35">3. <text:s/>Try flipping every bit in the sent 12-bit word and see if there are 2 or fewer errors between the calculated parity and the sent parity. <text:s/>If so, we know which bit of the 12-bit word is wrong and it is corrected.</text:p>
      <text:p text:style-name="P35">4. <text:s/>Try flipping every bit in the sent parity code and see if there are 2 or fewer errors between the calculated 12-bit word and the sent word. <text:s/>If so, we know which bits are wrong in the sent word and it is corrected.</text:p>
      <text:p text:style-name="P35">5. <text:s/>Otherwise, the error is uncorrectable or undetectable.</text:p>
      <text:p text:style-name="P35"/>
      <text:h text:style-name="P3" text:outline-level="2"/>
      <text:h text:style-name="P4" text:outline-level="2">Implementation of the <text:span text:style-name="T58">Finite Impulse Reponse (</text:span>FIR<text:span text:style-name="T58">)</text:span> filters</text:h>
      <text:p text:style-name="P36"/>
      <text:p text:style-name="P37">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57">se are avoided, and the operation of OOK and FSK modulations can be designed to mostly require additions, subtractions, comparisons, and bit shifts, all of which tend to be economical on small, energy efficient processors.</text:span></text:p>
      <text:p text:style-name="P40">The following approach is used. <text:s/>An analog anti-aliasing filter can be applied before the signal from the mixer is samples by an analog-to-digital converter (ADC). <text:s/>This removes harmonics that do not need to be filtered <text:span text:style-name="T58">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48">The filters are driven by a master sample clock which is typically the sample rate of the ADC. <text:s/>This frequency is denoted here by <text:span text:style-name="T59">f</text:span> and the corresponding sampling period <text:span text:style-name="T60">T=1/f</text:span>. <text:s text:c="2"/><text:span text:style-name="T64">Each period </text:span><text:span text:style-name="T61">T</text:span><text:span text:style-name="T64">, the ADC is sampled, usually as the first operation in an interrupt service routine to apply the filter. <text:s/>A quadrature filter to be applied must have a period that is a multiple of </text:span><text:span text:style-name="T61">4T</text:span><text:span text:style-name="T64"> </text:span><text:span text:style-name="T65">so that the number of samples per period is </text:span><text:span text:style-name="T62">4N</text:span><text:span text:style-name="T65">, where </text:span><text:span text:style-name="T62">N</text:span><text:span text:style-name="T65"> is an integer. </text:span><text:span text:style-name="T64"><text:s text:c="3"/></text:span><text:span text:style-name="T65">A counter tracks the current phase of the quadrature demodulator, counting from </text:span><text:span text:style-name="T62">0</text:span><text:span text:style-name="T65"> to </text:span><text:span text:style-name="T62">4N-1</text:span><text:span text:style-name="T65"> before resetting to </text:span><text:span text:style-name="T62">0</text:span><text:span text:style-name="T65"> again. <text:s text:c="2"/>There are accumulators for the in-phase and quadrature components of the filter. <text:s/></text:span></text:p>
      <text:p text:style-name="P49">If the counter is between <text:span text:style-name="T60">0</text:span> and <text:span text:style-name="T60">2N-1</text:span>, the current sample is subtracted from the in-phase component, and if the counter is between <text:span text:style-name="T60">2N</text:span> and <text:span text:style-name="T60">4N-1</text:span> the in-phase component is added. <text:s/>If the counter is between <text:span text:style-name="T60">N</text:span> and <text:span text:style-name="T60">3N-1</text:span> the current sample is subtracted from the quadrature-phase component, and if the counter is between <text:span text:style-name="T60">0</text:span> and <text:span text:style-name="T60">N-1</text:span> or <text:span text:style-name="T60">3N</text:span> and <text:span text:style-name="T60">4N-1</text:span>, it is added.</text:p>
      <text:p text:style-name="P49">Furthermore, to implement low pass filtering, a moving average filter is applied to the samples. <text:s/>A circular buffer is maintained with the samples. <text:s/>Each frequency with period <text:span text:style-name="T60">4N</text:span> is averaged over <text:span text:style-name="T60">M</text:span> cycles, so that the total FIR filter length is <text:span text:style-name="T60">4NM</text:span>. <text:s/><text:span text:style-name="T71">The sample in the buffer that is lagged </text:span><text:span text:style-name="T63">4NM</text:span><text:span text:style-name="T71"> samples behind the current sample is applied to the current in-phase and quadrature-phase components with the opposite sign as the current sample. <text:s/></text:span></text:p>
      <text:p text:style-name="P50">As an example, we consider a typical case of <text:span text:style-name="T60">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51">For OOK operation, the center frequency <text:span text:style-name="T74">on which data is received </text:span>could be chosen to be the <text:change text:change-id="ct2942705849200"/>N=<text:span text:style-name="T74">3</text:span><text:change text:change-id="ct2942705854240"/> channel, for example. <text:s/><text:span text:style-name="T74">The periods 8, 12, and 16 have a least common multiple of 48. <text:s/></text:span><text:span text:style-name="T75">The moving average filter corresponding to these 48 periods corresponds to:</text:span></text:p>
      <text:p text:style-name="P59"><text:change text:change-id="ct2942705844880"/><text:change-start text:change-id="ct2942705862400"/><text:soft-page-break/><text:span text:style-name="T66">++++----++++----++++----++++----++++----++++----</text:span><text:change-end text:change-id="ct2942705862400"/> <text:s text:c="2"/>(M=6, N=8<text:change-start text:change-id="ct2942705864560"/>, in-phase)</text:p>
      <text:p text:style-name="P59"><text:span text:style-name="T66">--++++----++++----++++----++++----++++----++++--</text:span> <text:s text:c="2"/>(M=6, N=8, quadrature-phase)<text:change-end text:change-id="ct2942705864560"/><text:change text:change-id="ct2942705855440"/></text:p>
      <text:p text:style-name="P59"><text:change text:change-id="ct2942705852800"/><text:change text:change-id="ct2942705840080"/><text:change-start text:change-id="ct2942705853280"/><text:span text:style-name="T66">++++++------++++++------++++++------++++++------</text:span><text:change-end text:change-id="ct2942705853280"/> <text:s text:c="2"/>(M=4, N=12<text:change-start text:change-id="ct2942705848240"/>, in-phase<text:change-end text:change-id="ct2942705848240"/>)<text:change-start text:change-id="ct2942705860000"/></text:p>
      <text:p text:style-name="P29"><text:change-end text:change-id="ct2942705860000"/><text:change-start text:change-id="ct2942705853520"/><text:span text:style-name="T67">---++++++------++++++------++++++------++++++---</text:span><text:span text:style-name="T75"> </text:span><text:change-end text:change-id="ct2942705853520"/><text:change-start text:change-id="ct2942705854480"/><text:span text:style-name="T75"><text:s text:c="2"/>(M=4, N=12, quadrature-phase)</text:span><text:change-end text:change-id="ct2942705854480"/><text:change text:change-id="ct2942705848960"/></text:p>
      <text:p text:style-name="P27"><text:change-start text:change-id="ct2942705991872"/><text:span text:style-name="T66">++++++++--------++++++++--------++++++++--------</text:span> <text:s text:c="2"/>(M=3, N=16, in-phase)</text:p>
      <text:p text:style-name="P27"><text:span text:style-name="T66">----++++++++--------++++++++--------++++++++----</text:span> <text:s text:c="2"/>(M=3, N=16, quadrature-phase)</text:p>
      <text:p text:style-name="P52"/>
      <text:p text:style-name="P52">These FIR filters are all orthogonal and therefore achieve the best discrimination between frequency channels for their length. <text:s/><text:span text:style-name="T76">The frequency nulls of each of these channels correspond to the two other channels. <text:s/></text:span><text:span text:style-name="T77">This is maintained for any multiple of 48 periods. <text:s/></text:span><text:span text:style-name="T78">For the N=2, 3, 4, and 6 channels, 96 periods is a common multiple.</text:span></text:p>
      <text:p text:style-name="P38"><text:change-end text:change-id="ct2942705991872"/><text:change text:change-id="ct2942705987552"/><text:change-start text:change-id="ct2942705840320"/><text:span text:style-name="T77">For</text:span><text:change-end text:change-id="ct2942705840320"/><text:change-start text:change-id="ct2942705846800"/><text:span text:style-name="T77"> FSK operation, the two frequencies on which data is received could corresponding to the N=3 and N=5</text:span><text:change-end text:change-id="ct2942705846800"/><text:change-start text:change-id="ct2942705867440"/><text:span text:style-name="T77"> channels. <text:s/>Because these are lengths 12 and 20, respectively, their least common multiple is 60. <text:s/>The FIR filters corresponding to this are:</text:span></text:p>
      <text:p text:style-name="P60"><text:span text:style-name="T68">++++++------++++++------++++++------++++++------++++++------</text:span> <text:s text:c="2"/>(M=<text:span text:style-name="T79">5</text:span>, N=<text:span text:style-name="T79">12</text:span>, in-phase)</text:p>
      <text:p text:style-name="P30"><text:span text:style-name="T69">---++++++------++++++------++++++------++++++------++++++---</text:span><text:span text:style-name="T75"> <text:s text:c="2"/>(M=</text:span><text:span text:style-name="T79">5</text:span><text:span text:style-name="T75">, N=</text:span><text:span text:style-name="T79">12</text:span><text:span text:style-name="T75">, quadrature-phase)</text:span></text:p>
      <text:p text:style-name="P28"><text:span text:style-name="T70">++++++++++----------++++++++++----------++++++++++----------</text:span> <text:s text:c="2"/>(M=3, N=<text:span text:style-name="T79">20</text:span>, in-phase)</text:p>
      <text:p text:style-name="P28"><text:span text:style-name="T70">-----++++++++++----------++++++++++----------++++++++++-----</text:span> <text:s text:c="2"/>(M=3, N=<text:span text:style-name="T79">20</text:span>, quadrature-phase)</text:p>
      <text:p text:style-name="P38"><text:change-end text:change-id="ct2942705867440"/><text:change text:change-id="ct2942705848480"/><text:change text:change-id="ct2942705872000"/><text:change text:change-id="ct2942705866960"/><text:change-start text:change-id="ct2942707464112"/></text:p>
      <text:p text:style-name="P53">This FSK operation corresponds to a modulation similar to MFSK, however, the <text:span text:style-name="T80">separation between the frequencies is ½ the </text:span>baud rate <text:span text:style-name="T80">if one bit is sent each 60 </text:span><text:span text:style-name="T81">periods. <text:s/></text:span><text:span text:style-name="T83">To achieve MFSK, for example, </text:span><text:span text:style-name="T82"><text:s/>two adjacent channels are used, for example N=2 and N=3, </text:span><text:span text:style-name="T83">with periods are 8 and 12 respectively. <text:s/>Their least common multiple is 24, </text:span><text:span text:style-name="T84">and so if one bit is sent every 24 periods, MFSK modulation is achieved.</text:span><text:change-end text:change-id="ct2942707464112"/><text:change-start text:change-id="ct2943106166816"/></text:p>
      <text:p text:style-name="P54">The code example shows how to implement these FIR filters with the function dsp_new_sample() being called by an interrupt routine with a new sample to update the filters. </text:p>
      <text:p text:style-name="P39"><text:change-end text:change-id="ct2943106166816"/><text:change text:change-id="ct2943106158896"/><text:change-start text:change-id="ct2943106158656"/></text:p>
      <text:p text:style-name="P61"><text:change-end text:change-id="ct2943106158656"/>#define DSPINT_MAX_SAMPLEBUFFER 96</text:p>
      <text:p text:style-name="P55">#define DSPINT_MAX_MAGCOUNT <text:span text:style-name="T57">6</text:span></text:p>
      <text:p text:style-name="P55"/>
      <text:p text:style-name="P55">typedef struct _dsp_state_fixed</text:p>
      <text:p text:style-name="P55">{</text:p>
      <text:p text:style-name="P55"><text:s text:c="2"/>uint8_t <text:s text:c="2"/>buffer_size;</text:p>
      <text:p text:style-name="P55"/>
      <text:p text:style-name="P55"><text:s text:c="2"/>uint8_t <text:s text:c="2"/>dly_8;</text:p>
      <text:p text:style-name="P55"><text:s text:c="2"/>uint8_t <text:s text:c="2"/>dly_12;</text:p>
      <text:p text:style-name="P55"><text:s text:c="2"/>uint8_t <text:s text:c="2"/>dly_16;</text:p>
      <text:p text:style-name="P55"><text:s text:c="2"/>uint8_t <text:s text:c="2"/>dly_20;</text:p>
      <text:p text:style-name="P55"><text:s text:c="2"/>uint8_t <text:s text:c="2"/>dly_24;</text:p>
      <text:p text:style-name="P55">} dsp_state_fixed;</text:p>
      <text:p text:style-name="P55"/>
      <text:p text:style-name="P55">typedef struct _dsp_state</text:p>
      <text:p text:style-name="P55">{</text:p>
      <text:p text:style-name="P55"><text:s text:c="2"/>uint8_t <text:s text:c="2"/>sample_no;</text:p>
      <text:p text:style-name="P55"/>
      <text:p text:style-name="P55"><text:s text:c="2"/>uint8_t <text:s text:c="2"/>count_8;</text:p>
      <text:p text:style-name="P55"><text:s text:c="2"/>uint8_t <text:s text:c="2"/>count_12;</text:p>
      <text:p text:style-name="P55"><text:s text:c="2"/>uint8_t <text:s text:c="2"/>count_16;</text:p>
      <text:p text:style-name="P55"><text:s text:c="2"/>uint8_t <text:s text:c="2"/>count_20;</text:p>
      <text:p text:style-name="P55"><text:s text:c="2"/>uint8_t <text:s text:c="2"/>count_24;</text:p>
      <text:p text:style-name="P55"><text:soft-page-break/></text:p>
      <text:p text:style-name="P55"><text:s text:c="2"/>uint8_t <text:s text:c="2"/>mag_count;</text:p>
      <text:p text:style-name="P55"><text:s text:c="2"/>uint8_t <text:s text:c="2"/>mag_new_sample;</text:p>
      <text:p text:style-name="P55"/>
      <text:p text:style-name="P55"><text:s text:c="2"/>int16_t <text:s/>state_i_8;</text:p>
      <text:p text:style-name="P55"><text:s text:c="2"/>int16_t <text:s/>state_i_12;</text:p>
      <text:p text:style-name="P55"><text:s text:c="2"/>int16_t <text:s/>state_i_16;</text:p>
      <text:p text:style-name="P55"><text:s text:c="2"/>int16_t <text:s/>state_i_20;</text:p>
      <text:p text:style-name="P55"><text:s text:c="2"/>int16_t <text:s/>state_i_24;</text:p>
      <text:p text:style-name="P55"/>
      <text:p text:style-name="P55"><text:s text:c="2"/>int16_t <text:s/>state_q_8;</text:p>
      <text:p text:style-name="P55"><text:s text:c="2"/>int16_t <text:s/>state_q_12;</text:p>
      <text:p text:style-name="P55"><text:s text:c="2"/>int16_t <text:s/>state_q_16;</text:p>
      <text:p text:style-name="P55"><text:s text:c="2"/>int16_t <text:s/>state_q_20;</text:p>
      <text:p text:style-name="P55"><text:s text:c="2"/>int16_t <text:s/>state_q_24;</text:p>
      <text:p text:style-name="P55"/>
      <text:p text:style-name="P55"><text:s text:c="2"/>uint32_t state_m_8;</text:p>
      <text:p text:style-name="P55"><text:s text:c="2"/>uint32_t state_m_12;</text:p>
      <text:p text:style-name="P55"><text:s text:c="2"/>uint32_t state_m_16;</text:p>
      <text:p text:style-name="P55"><text:s text:c="2"/>uint32_t state_m_20;</text:p>
      <text:p text:style-name="P55"><text:s text:c="2"/>uint32_t state_m_24;</text:p>
      <text:p text:style-name="P55"/>
      <text:p text:style-name="P55"><text:s text:c="2"/>uint16_t <text:s/>mag_values_8[DSPINT_MAX_MAGCOUNT];</text:p>
      <text:p text:style-name="P55"><text:s text:c="2"/>uint16_t <text:s/>mag_values_12[DSPINT_MAX_MAGCOUNT];</text:p>
      <text:p text:style-name="P55"><text:s text:c="2"/>uint16_t <text:s/>mag_values_16[DSPINT_MAX_MAGCOUNT];</text:p>
      <text:p text:style-name="P55"><text:s text:c="2"/>uint16_t <text:s/>mag_values_20[DSPINT_MAX_MAGCOUNT];</text:p>
      <text:p text:style-name="P55"><text:s text:c="2"/>uint16_t <text:s/>mag_values_24[DSPINT_MAX_MAGCOUNT];</text:p>
      <text:p text:style-name="P55"><text:s text:c="2"/>uint16_t <text:s/>sample_buffer[DSPINT_MAX_SAMPLEBUFFER];</text:p>
      <text:p text:style-name="P55">} dsp_state;</text:p>
      <text:p text:style-name="P55"/>
      <text:p text:style-name="P55">dsp_state <text:s text:c="6"/>ds;</text:p>
      <text:p text:style-name="P55">dsp_state_fixed df;</text:p>
      <text:p text:style-name="P55"/>
      <text:p text:style-name="P55">/* reset state of buffer in case we get some kind</text:p>
      <text:p text:style-name="P55"><text:s text:c="3"/>of a dc offset mismatch */</text:p>
      <text:p text:style-name="P55"/>
      <text:p text:style-name="P55">void dsp_reset_state(void)</text:p>
      <text:p text:style-name="P55">{</text:p>
      <text:p text:style-name="P55"><text:s text:c="2"/>memset(&amp;ds,'\000',sizeof(dsp_state));</text:p>
      <text:p text:style-name="P55">}</text:p>
      <text:p text:style-name="P55"/>
      <text:p text:style-name="P55">/* initialize the buffer including the signs to be subtracted</text:p>
      <text:p text:style-name="P55"><text:s text:c="3"/>from the end of the buffer */</text:p>
      <text:p text:style-name="P55"/>
      <text:p text:style-name="P55">void dsp_initialize(uint8_t sample_buffer_size)</text:p>
      <text:p text:style-name="P55">{</text:p>
      <text:p text:style-name="P55"><text:s text:c="4"/>uint8_t i;</text:p>
      <text:p text:style-name="P55"><text:s text:c="4"/>if (sample_buffer_size &gt; DSPINT_MAX_SAMPLEBUFFER)</text:p>
      <text:p text:style-name="P55"><text:s text:c="8"/>sample_buffer_size = DSPINT_MAX_SAMPLEBUFFER;</text:p>
      <text:p text:style-name="P55"><text:s text:c="4"/>dsp_reset_state();</text:p>
      <text:p text:style-name="P55"><text:s text:c="4"/>df.buffer_size = sample_buffer_size;</text:p>
      <text:p text:style-name="P55"><text:s text:c="4"/>df.dly_8 = (sample_buffer_size / 8) * 8;</text:p>
      <text:p text:style-name="P55"><text:s text:c="4"/>df.dly_12 = (sample_buffer_size / 12) * 12;</text:p>
      <text:p text:style-name="P55"><text:s text:c="4"/>df.dly_16 = (sample_buffer_size / 16) * 16;</text:p>
      <text:p text:style-name="P55"><text:s text:c="4"/>df.dly_20 = (sample_buffer_size / 20) * 20;</text:p>
      <text:p text:style-name="P55"><text:s text:c="4"/>df.dly_24 = (sample_buffer_size / 24) * 24;</text:p>
      <text:p text:style-name="P55">}</text:p>
      <text:p text:style-name="P55"/>
      <text:p text:style-name="P55">#define SET_DSP_SQRT_APPROX(s,x,y) do { \</text:p>
      <text:p text:style-name="P55"><text:s text:c="3"/>uint16_t ux = (x &lt; 0 ? -x : x); \</text:p>
      <text:p text:style-name="P55"><text:s text:c="3"/>uint16_t uy = (y &lt; 0 ? -y : y); \</text:p>
      <text:p text:style-name="P55"><text:s text:c="3"/>s = ((ux + uy) &gt;&gt; 1)+(uy &gt; ux ? uy : ux); \</text:p>
      <text:p text:style-name="P55">} while(0)</text:p>
      <text:p text:style-name="P55"/>
      <text:p text:style-name="P55">/* called by the interrupt routine to update the spectral channels */</text:p>
      <text:p text:style-name="P55">void dsp_new_sample(uint16_t sample)</text:p>
      <text:p text:style-name="P55">{</text:p>
      <text:p text:style-name="P55"><text:s text:c="3"/>uint8_t b;</text:p>
      <text:p text:style-name="P55"><text:s text:c="3"/>int16_t fir;</text:p>
      <text:p text:style-name="P55"><text:s text:c="3"/>ds.mag_new_sample = (ds.count_8 &amp; 0x03);</text:p>
      <text:p text:style-name="P55"/>
      <text:p text:style-name="P55"><text:s text:c="3"/>if (ds.mag_new_sample == 0)</text:p>
      <text:p text:style-name="P55"><text:s text:c="8"/>ds.mag_count = (ds.mag_count &gt;= (DSPINT_MAX_MAGCOUNT-1)) ? 0 : (ds.mag_count + 1);</text:p>
      <text:p text:style-name="P55"/>
      <text:p text:style-name="P55"><text:soft-page-break/><text:s text:c="3"/>/* update 8 count */</text:p>
      <text:p text:style-name="P55"><text:s text:c="3"/>b = (ds.sample_no &lt; df.dly_8) ? (ds.sample_no + df.buffer_size - df.dly_8) : (ds.sample_no - df.dly_8);</text:p>
      <text:p text:style-name="P55"><text:s text:c="3"/>fir = sample - ds.sample_buffer[b];</text:p>
      <text:p text:style-name="P55"><text:s text:c="3"/>if (ds.count_8 &gt;= 4)</text:p>
      <text:p text:style-name="P55"><text:s text:c="7"/>ds.state_i_8 += fir;</text:p>
      <text:p text:style-name="P55"><text:s text:c="3"/>else</text:p>
      <text:p text:style-name="P55"><text:s text:c="7"/>ds.state_i_8 -= fir;</text:p>
      <text:p text:style-name="P55"><text:s text:c="3"/>if ((ds.count_8 &gt;= 2) &amp;&amp; (ds.count_8 &lt; 6))</text:p>
      <text:p text:style-name="P55"><text:s text:c="7"/>ds.state_q_8 += fir;</text:p>
      <text:p text:style-name="P55"><text:s text:c="3"/>else</text:p>
      <text:p text:style-name="P55"><text:s text:c="7"/>ds.state_q_8 -= fir;</text:p>
      <text:p text:style-name="P55"><text:s text:c="3"/>ds.count_8 = (ds.count_8 &gt;= 7) ? 0 : (ds.count_8 + 1);</text:p>
      <text:p text:style-name="P55"><text:s text:c="3"/>if (ds.mag_new_sample == 0)</text:p>
      <text:p text:style-name="P55"><text:s text:c="7"/>SET_DSP_SQRT_APPROX(ds.mag_values_8[ds.mag_count], ds.state_q_8, ds.state_i_8);</text:p>
      <text:p text:style-name="P55"/>
      <text:p text:style-name="P55"><text:s text:c="3"/>/* update 12 count */</text:p>
      <text:p text:style-name="P55"><text:s text:c="3"/>b = (ds.sample_no &lt; df.dly_12) ? (ds.sample_no + df.buffer_size - df.dly_12) : (ds.sample_no - df.dly_12);</text:p>
      <text:p text:style-name="P55"><text:s text:c="3"/>fir = sample - ds.sample_buffer[b];</text:p>
      <text:p text:style-name="P55"><text:s text:c="3"/>if (ds.count_12 &gt;= 6)</text:p>
      <text:p text:style-name="P55"><text:s text:c="7"/>ds.state_i_12 += fir;</text:p>
      <text:p text:style-name="P55"><text:s text:c="3"/>else</text:p>
      <text:p text:style-name="P55"><text:s text:c="7"/>ds.state_i_12 -= fir;</text:p>
      <text:p text:style-name="P55"><text:s text:c="3"/>if ((ds.count_12 &gt;= 3) &amp;&amp; (ds.count_12 &lt; 9))</text:p>
      <text:p text:style-name="P55"><text:s text:c="7"/>ds.state_q_12 += fir;</text:p>
      <text:p text:style-name="P55"><text:s text:c="3"/>else</text:p>
      <text:p text:style-name="P55"><text:s text:c="7"/>ds.state_q_12 -= fir;</text:p>
      <text:p text:style-name="P55"><text:s text:c="3"/>ds.count_12 = (ds.count_12 &gt;= 11) ? 0 : (ds.count_12 + 1);</text:p>
      <text:p text:style-name="P55"><text:s text:c="3"/>if (ds.mag_new_sample == 0)</text:p>
      <text:p text:style-name="P55"><text:s text:c="7"/>SET_DSP_SQRT_APPROX(ds.mag_values_12[ds.mag_count], ds.state_q_12, ds.state_i_12);</text:p>
      <text:p text:style-name="P55"/>
      <text:p text:style-name="P55"><text:s text:c="3"/>/* update 16 count */</text:p>
      <text:p text:style-name="P55"><text:s text:c="3"/>b = (ds.sample_no &lt; df.dly_16) ? (ds.sample_no + df.buffer_size - df.dly_16) : (ds.sample_no - df.dly_16);</text:p>
      <text:p text:style-name="P55"><text:s text:c="3"/>fir = sample - ds.sample_buffer[b];</text:p>
      <text:p text:style-name="P55"><text:s text:c="3"/>if (ds.count_16 &gt;= 8)</text:p>
      <text:p text:style-name="P55"><text:s text:c="7"/>ds.state_i_16 += fir;</text:p>
      <text:p text:style-name="P55"><text:s text:c="3"/>else</text:p>
      <text:p text:style-name="P55"><text:s text:c="7"/>ds.state_i_16 -= fir;</text:p>
      <text:p text:style-name="P55"><text:s text:c="3"/>if ((ds.count_16 &gt;= 4) &amp;&amp; (ds.count_16 &lt; 12))</text:p>
      <text:p text:style-name="P55"><text:s text:c="7"/>ds.state_q_16 += fir;</text:p>
      <text:p text:style-name="P55"><text:s text:c="3"/>else</text:p>
      <text:p text:style-name="P55"><text:s text:c="7"/>ds.state_q_16 -= fir;</text:p>
      <text:p text:style-name="P55"><text:s text:c="3"/>ds.count_16 = (ds.count_16 &gt;= 15) ? 0 : (ds.count_16 + 1);</text:p>
      <text:p text:style-name="P55"><text:s text:c="3"/>if (ds.mag_new_sample == 0)</text:p>
      <text:p text:style-name="P55"><text:s text:c="8"/>SET_DSP_SQRT_APPROX(ds.mag_values_16[ds.mag_count], ds.state_q_16, ds.state_i_16);</text:p>
      <text:p text:style-name="P55"/>
      <text:p text:style-name="P55"><text:s text:c="3"/>/* update 20 count */</text:p>
      <text:p text:style-name="P55"><text:s text:c="3"/>b = (ds.sample_no &lt; df.dly_20) ? (ds.sample_no + df.buffer_size - df.dly_20) : (ds.sample_no - df.dly_20);</text:p>
      <text:p text:style-name="P55"><text:s text:c="3"/>fir = sample - ds.sample_buffer[b];</text:p>
      <text:p text:style-name="P55"><text:s text:c="3"/>if (ds.count_20 &gt;= 10)</text:p>
      <text:p text:style-name="P55"><text:s text:c="7"/>ds.state_i_20 += fir;</text:p>
      <text:p text:style-name="P55"><text:s text:c="3"/>else</text:p>
      <text:p text:style-name="P55"><text:s text:c="7"/>ds.state_i_20 -= fir;</text:p>
      <text:p text:style-name="P55"><text:s text:c="3"/>if ((ds.count_20 &gt;= 5) &amp;&amp; (ds.count_20 &lt; 15))</text:p>
      <text:p text:style-name="P55"><text:s text:c="7"/>ds.state_q_20 += fir;</text:p>
      <text:p text:style-name="P55"><text:s text:c="3"/>else</text:p>
      <text:p text:style-name="P55"><text:s text:c="7"/>ds.state_q_20 -= fir;</text:p>
      <text:p text:style-name="P55"><text:s text:c="3"/>ds.count_20 = (ds.count_20 &gt;= 19) ? 0 : (ds.count_20 + 1);</text:p>
      <text:p text:style-name="P55"><text:s text:c="3"/>if (ds.mag_new_sample == 0)</text:p>
      <text:p text:style-name="P55"><text:s text:c="8"/>SET_DSP_SQRT_APPROX(ds.mag_values_20[ds.mag_count], ds.state_q_20, ds.state_i_20);</text:p>
      <text:p text:style-name="P55"/>
      <text:p text:style-name="P55"><text:s text:c="3"/>/* update 24 count */</text:p>
      <text:p text:style-name="P55"><text:s text:c="3"/>b = (ds.sample_no &lt; df.dly_24) ? (ds.sample_no + df.buffer_size - df.dly_24) : (ds.sample_no - df.dly_24);</text:p>
      <text:p text:style-name="P55"><text:s text:c="3"/>fir = sample - ds.sample_buffer[b];</text:p>
      <text:p text:style-name="P55"><text:s text:c="3"/>if (ds.count_24 &gt;= 12)</text:p>
      <text:p text:style-name="P55"><text:s text:c="7"/>ds.state_i_24 += fir;</text:p>
      <text:p text:style-name="P55"><text:s text:c="3"/>else</text:p>
      <text:p text:style-name="P55"><text:s text:c="7"/>ds.state_i_24 -= fir;</text:p>
      <text:p text:style-name="P55"><text:s text:c="3"/>if ((ds.count_24 &gt;= 6) &amp;&amp; (ds.count_24 &lt; 18))</text:p>
      <text:p text:style-name="P55"><text:s text:c="7"/>ds.state_q_24 += fir;</text:p>
      <text:p text:style-name="P55"><text:soft-page-break/><text:s text:c="3"/>else</text:p>
      <text:p text:style-name="P55"><text:s text:c="7"/>ds.state_q_24 -= fir;</text:p>
      <text:p text:style-name="P55"><text:s text:c="3"/>ds.count_24 = (ds.count_24 &gt;= 23) ? 0 : (ds.count_24 + 1);</text:p>
      <text:p text:style-name="P55"><text:s text:c="3"/>if (ds.mag_new_sample == 0)</text:p>
      <text:p text:style-name="P55"><text:s text:c="8"/>SET_DSP_SQRT_APPROX(ds.mag_values_24[ds.mag_count], ds.state_q_24, ds.state_i_24);</text:p>
      <text:p text:style-name="P55"/>
      <text:p text:style-name="P55"><text:s text:c="3"/>ds.sample_buffer[ds.sample_no++] = sample;</text:p>
      <text:p text:style-name="P55"><text:s text:c="3"/>if (ds.sample_no &gt;= df.buffer_size)</text:p>
      <text:p text:style-name="P55"><text:s text:c="6"/>ds.sample_no = 0;</text:p>
      <text:p text:style-name="P55"/>
      <text:p text:style-name="P55">}</text:p>
      <text:p text:style-name="P55"/>
      <text:p text:style-name="P36"/>
      <text:h text:style-name="P3" text:outline-level="2"/>
      <text:h text:style-name="P4" text:outline-level="2">Software License for Code</text:h>
      <text:p text:style-name="Text_20_body"/>
      <text:p text:style-name="P42">The code examples in this document are licensed under the zlib license, the text of which is included below. <text:s/></text:p>
      <text:p text:style-name="P42"/>
      <text:p text:style-name="P55">/*</text:p>
      <text:p text:style-name="P55"><text:s/>* Copyright (c) 2021 Daniel Marks</text:p>
      <text:p text:style-name="P55"/>
      <text:p text:style-name="P55">This software is provided 'as-is', without any express or implied</text:p>
      <text:p text:style-name="P55">warranty. In no event will the authors be held liable for any damages</text:p>
      <text:p text:style-name="P55">arising from the use of this software.</text:p>
      <text:p text:style-name="P55"/>
      <text:p text:style-name="P55">Permission is granted to anyone to use this software for any purpose,</text:p>
      <text:p text:style-name="P55">including commercial applications, and to alter it and redistribute it</text:p>
      <text:p text:style-name="P55">freely, subject to the following restrictions:</text:p>
      <text:p text:style-name="P55"/>
      <text:p text:style-name="P55">1. The origin of this software must not be misrepresented; you must not</text:p>
      <text:p text:style-name="P55"><text:s text:c="3"/>claim that you wrote the original software. If you use this software</text:p>
      <text:p text:style-name="P55"><text:s text:c="3"/>in a product, an acknowledgment in the product documentation would be</text:p>
      <text:p text:style-name="P55"><text:s text:c="3"/>appreciated but is not required.</text:p>
      <text:p text:style-name="P55">2. Altered source versions must be plainly marked as such, and must not be</text:p>
      <text:p text:style-name="P55"><text:s text:c="3"/>misrepresented as being the original software.</text:p>
      <text:p text:style-name="P55">3. This notice may not be removed or altered from any source distribution.</text:p>
      <text:p text:style-name="P55"><text:s/>*/</text:p>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0-17T13:33:15.311000000</dc:date>
    <meta:editing-duration>PT4H35M49S</meta:editing-duration>
    <meta:editing-cycles>86</meta:editing-cycles>
    <meta:generator>LibreOffice/7.1.3.2$Windows_X86_64 LibreOffice_project/47f78053abe362b9384784d31a6e56f8511eb1c1</meta:generator>
    <meta:document-statistic meta:table-count="1" meta:image-count="0" meta:object-count="0" meta:page-count="16" meta:paragraph-count="525" meta:word-count="5041" meta:character-count="33085" meta:non-whitespace-character-count="26502"/>
  </office:meta>
</office:document-meta>
</file>